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xygen" svg:font-family="Oxygen,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fo:color="#337ab7" style:font-name="Oxygen" fo:font-size="18.75pt" fo:font-weight="bold" fo:background-color="#eeeeee" loext:padding="0in" loext:border="none"/>
    </style:style>
    <style:style style:name="P2"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fo:color="#8f9d6a" style:font-name="Oxygen" fo:font-size="18.75pt" fo:font-weight="bold" loext:padding="0in" loext:border="none"/>
    </style:style>
    <style:style style:name="P3" style:family="paragraph" style:parent-style-name="Heading_20_2">
      <style:paragraph-properties fo:margin-left="0in" fo:margin-right="0in" fo:margin-top="0in" fo:margin-bottom="0in" loext:contextual-spacing="false" fo:line-height="100%" fo:text-align="center" style:justify-single-word="false" fo:text-indent="0in" style:auto-text-indent="false"/>
      <style:text-properties fo:color="#000000" style:font-name="Oxygen" fo:font-size="15.75pt" fo:font-weight="bold" loext:padding="0in" loext:border="none"/>
    </style:style>
    <style:style style:name="P4" style:family="paragraph" style:parent-style-name="Heading_20_3">
      <style:paragraph-properties fo:margin-left="0in" fo:margin-right="0in" fo:margin-top="0in" fo:margin-bottom="0in" loext:contextual-spacing="false" fo:line-height="100%" fo:text-indent="0in" style:auto-text-indent="false"/>
      <style:text-properties fo:color="#000000" style:font-name="Oxygen" fo:font-size="13.5pt" fo:font-weight="bold" loext:padding="0in" loext:border="none"/>
    </style:style>
    <style:style style:name="P5" style:family="paragraph" style:parent-style-name="Horizontal_20_Line">
      <style:paragraph-properties fo:margin-top="0in" fo:margin-bottom="0.3126in" loext:contextual-spacing="false"/>
    </style:style>
    <style:style style:name="P6"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408080" style:font-name="monospace" fo:font-style="italic" fo:background-color="transparent" loext:padding="0in" loext:border="none"/>
    </style:style>
    <style:style style:name="P7"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333333" style:font-name="monospace" fo:background-color="transparent" loext:padding="0in" loext:border="none"/>
    </style:style>
    <style:style style:name="P8" style:family="paragraph" style:parent-style-name="Preformatted_20_Text">
      <loext:graphic-properties draw:fill="solid" draw:fill-color="#000000" draw:opacity="100%"/>
      <style:paragraph-properties fo:margin-top="0in" fo:margin-bottom="0.1965in" loext:contextual-spacing="false" fo:background-color="#000000" fo:padding="0in" fo:border="none"/>
      <style:text-properties fo:color="#ffffff" loext:padding="0in" loext:border="none"/>
    </style:style>
    <style:style style:name="P9" style:family="paragraph" style:parent-style-name="Preformatted_20_Text">
      <loext:graphic-properties draw:fill="none" draw:fill-color="#ffffff"/>
      <style:paragraph-properties fo:margin-top="0in" fo:margin-bottom="0in" loext:contextual-spacing="false" fo:background-color="transparent" fo:padding="0in" fo:border="none"/>
    </style:style>
    <style:style style:name="P10"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style:font-name="monospace" fo:background-color="transparent" loext:padding="0in" loext:border="none"/>
    </style:style>
    <style:style style:name="P11"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fo:background-color="transparent" loext:padding="0in" loext:border="none"/>
    </style:style>
    <style:style style:name="P12"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ba2121" style:font-name="monospace" fo:background-color="transparent" loext:padding="0in" loext:border="none"/>
    </style:style>
    <style:style style:name="P13" style:family="paragraph" style:parent-style-name="Preformatted_20_Text">
      <loext:graphic-properties draw:fill="solid" draw:fill-color="#000000" draw:opacity="100%"/>
      <style:paragraph-properties fo:background-color="#000000" fo:padding="0in" fo:border="none"/>
      <style:text-properties fo:color="#ffffff" loext:padding="0in" loext:border="none"/>
    </style:style>
    <style:style style:name="P14" style:family="paragraph" style:parent-style-name="Preformatted_20_Text">
      <loext:graphic-properties draw:fill="solid" draw:fill-color="#000000" draw:opacity="100%"/>
      <style:paragraph-properties fo:background-color="#000000" fo:padding="0in" fo:border="none"/>
    </style:style>
    <style:style style:name="P15" style:family="paragraph" style:parent-style-name="Text_20_body">
      <style:paragraph-properties fo:text-align="center" style:justify-single-word="false"/>
      <style:text-properties fo:color="#ffffff" fo:background-color="#337ab7" loext:padding="0in" loext:border="none"/>
    </style:style>
    <style:style style:name="P16" style:family="paragraph" style:parent-style-name="Text_20_body">
      <style:paragraph-properties fo:text-align="center" style:justify-single-word="false"/>
      <style:text-properties fo:color="#000000" fo:background-color="#dff0d8" loext:padding="0in" loext:border="none"/>
    </style:style>
    <style:style style:name="P17" style:family="paragraph" style:parent-style-name="Text_20_body">
      <style:paragraph-properties fo:text-align="center" style:justify-single-word="false"/>
      <style:text-properties fo:color="#000000" fo:background-color="#d9edf7" loext:padding="0in" loext:border="none"/>
    </style:style>
    <style:style style:name="P18" style:family="paragraph" style:parent-style-name="Text_20_body">
      <style:paragraph-properties fo:margin-left="0in" fo:margin-right="0in" fo:text-indent="0in" style:auto-text-indent="false"/>
    </style:style>
    <style:style style:name="P19" style:family="paragraph" style:parent-style-name="Text_20_body">
      <style:paragraph-properties fo:margin-left="0in" fo:margin-right="0in" fo:text-align="end" style:justify-single-word="false" fo:text-indent="0in" style:auto-text-indent="false"/>
      <style:text-properties fo:color="#303f9f" style:font-name="monospace" loext:padding-left="0in" loext:padding-right="0in" loext:padding-top="0.0193in" loext:padding-bottom="0in" loext:border-left="none" loext:border-right="none" loext:border-top="0.06pt solid #000000" loext:border-bottom="none"/>
    </style:style>
    <style:style style:name="P20"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loext:padding="0in" loext:border="none"/>
    </style:style>
    <style:style style:name="P21"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22" style:family="paragraph" style:parent-style-name="Text_20_body" style:list-style-name="L2">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23" style:family="paragraph" style:parent-style-name="Text_20_body" style:list-style-name="L3">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24" style:family="paragraph" style:parent-style-name="Text_20_body">
      <style:paragraph-properties fo:margin-left="0in" fo:margin-right="0in" fo:margin-top="0in" fo:margin-bottom="0in" loext:contextual-spacing="false" fo:text-align="start" style:justify-single-word="false" fo:text-indent="0in" style:auto-text-indent="false"/>
    </style:style>
    <style:style style:name="P25" style:family="paragraph" style:parent-style-name="Text_20_body" style:list-style-name="L2">
      <style:paragraph-properties fo:margin-left="0in" fo:margin-right="0in" fo:margin-top="0in" fo:margin-bottom="0in" loext:contextual-spacing="false" fo:text-align="start" style:justify-single-word="false" fo:text-indent="0in" style:auto-text-indent="false"/>
    </style:style>
    <style:style style:name="P26"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fo:color="#ffffff" fo:background-color="#777777" loext:padding="0in" loext:border="none"/>
    </style:style>
    <style:style style:name="P27" style:family="paragraph" style:parent-style-name="Text_20_body">
      <style:paragraph-properties fo:margin-top="0in" fo:margin-bottom="0in" loext:contextual-spacing="false" fo:text-align="center" style:justify-single-word="false"/>
      <style:text-properties fo:color="#000000" fo:background-color="#dff0d8" loext:padding="0in" loext:border="none"/>
    </style:style>
    <style:style style:name="P28" style:family="paragraph" style:parent-style-name="Text_20_body" style:list-style-name="L5">
      <style:paragraph-properties fo:margin-top="0in" fo:margin-bottom="0in" loext:contextual-spacing="false"/>
    </style:style>
    <style:style style:name="P29" style:family="paragraph" style:parent-style-name="Text_20_body" style:list-style-name="L1">
      <style:paragraph-properties fo:margin-top="0in" fo:margin-bottom="0.0937in" loext:contextual-spacing="false"/>
      <style:text-properties fo:color="#000000" loext:padding="0in" loext:border="none"/>
    </style:style>
    <style:style style:name="P30" style:family="paragraph" style:parent-style-name="Text_20_body" style:list-style-name="L4">
      <style:paragraph-properties fo:margin-top="0in" fo:margin-bottom="0.0937in" loext:contextual-spacing="false"/>
      <style:text-properties fo:color="#000000" loext:padding="0in" loext:border="none"/>
    </style:style>
    <style:style style:name="P31" style:family="paragraph" style:parent-style-name="Text_20_body" style:list-style-name="L6">
      <style:paragraph-properties fo:margin-top="0in" fo:margin-bottom="0.0937in" loext:contextual-spacing="false"/>
      <style:text-properties fo:color="#000000" loext:padding="0in" loext:border="none"/>
    </style:style>
    <style:style style:name="P32" style:family="paragraph" style:parent-style-name="Text_20_body" style:list-style-name="L4">
      <style:paragraph-properties fo:margin-top="0in" fo:margin-bottom="0.0937in" loext:contextual-spacing="false"/>
    </style:style>
    <style:style style:name="P33" style:family="paragraph" style:parent-style-name="Text_20_body" style:list-style-name="L5">
      <style:paragraph-properties fo:margin-top="0in" fo:margin-bottom="0.0937in" loext:contextual-spacing="false"/>
    </style:style>
    <style:style style:name="T1" style:family="text">
      <style:text-properties fo:color="#337ab7"/>
    </style:style>
    <style:style style:name="T2" style:family="text">
      <style:text-properties fo:color="#337ab7" style:font-name="Oxygen" style:text-underline-style="solid" style:text-underline-width="auto" style:text-underline-color="font-color" fo:font-weight="normal" fo:background-color="transparent" loext:char-shading-value="0" loext:padding="0in" loext:border="none"/>
    </style:style>
    <style:style style:name="T3" style:family="text">
      <style:text-properties style:font-name="Oxygen" fo:font-size="9pt" fo:font-weight="bold"/>
    </style:style>
    <style:style style:name="T4" style:family="text">
      <style:text-properties fo:color="#000000" style:font-name="Oxygen" fo:font-weight="bold" loext:padding="0in" loext:border="none"/>
    </style:style>
    <style:style style:name="T5" style:family="text">
      <style:text-properties fo:color="#000000" style:font-name="Oxygen" fo:font-weight="normal" loext:padding="0in" loext:border="none"/>
    </style:style>
    <style:style style:name="T6" style:family="text">
      <style:text-properties fo:color="#000000" style:font-name="Oxygen" fo:font-style="italic" fo:font-weight="normal" loext:padding="0in" loext:border="none"/>
    </style:style>
    <style:style style:name="T7" style:family="text">
      <style:text-properties fo:color="#000000" fo:font-weight="bold" loext:padding="0in" loext:border="none"/>
    </style:style>
    <style:style style:name="T8" style:family="text">
      <style:text-properties fo:color="#000000" loext:padding="0in" loext:border="none"/>
    </style:style>
    <style:style style:name="T9" style:family="text">
      <style:text-properties fo:color="#000000" style:font-name="monospace" fo:font-size="10.5pt" fo:font-weight="normal" fo:background-color="#eff0f1" loext:char-shading-value="0" loext:padding="0in" loext:border="none"/>
    </style:style>
    <style:style style:name="T10" style:family="text">
      <style:text-properties fo:color="#008000"/>
    </style:style>
    <style:style style:name="T11" style:family="text">
      <style:text-properties fo:color="#008000" style:font-name="monospace" fo:font-weight="bold"/>
    </style:style>
    <style:style style:name="T12" style:family="text">
      <style:text-properties fo:color="#666666"/>
    </style:style>
    <style:style style:name="T13" style:family="text">
      <style:text-properties fo:color="#666666" style:font-name="monospace"/>
    </style:style>
    <style:style style:name="T14" style:family="text">
      <style:text-properties style:font-name="monospace"/>
    </style:style>
    <style:style style:name="T15" style:family="text">
      <style:text-properties fo:color="#ba2121"/>
    </style:style>
    <style:style style:name="T16" style:family="text">
      <style:text-properties fo:color="#ba2121" style:font-name="monospace"/>
    </style:style>
    <style:style style:name="T17" style:family="text">
      <style:text-properties fo:color="#800080"/>
    </style:style>
    <style:style style:name="T18" style:family="text">
      <style:text-properties fo:color="#800080" style:font-name="Oxygen" fo:font-weight="normal" loext:padding="0in" loext:border="none"/>
    </style:style>
    <style:style style:name="fr1"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h text:style-name="P1" text:outline-level="1">ROS2 Basics in 5 days (C++)</text:h>
      <text:p text:style-name="P5"/>
      <text:h text:style-name="P2" text:outline-level="1"><text:span text:style-name="T1">Unit 7</text:span>   ROS2 Debugging Tools</text:h>
      <text:p text:style-name="P20"><draw:frame draw:style-name="fr2" draw:name="Image1" text:anchor-type="as-char" svg:width="8.3335in" svg:height="0.3929in" draw:z-index="0"><draw:image xlink:href="https://s3.eu-west-1.amazonaws.com/notebooks.ws/basic_ros2_cpp_galactic/img/neobotix-sim.png" xlink:type="simple" xlink:show="embed" xlink:actuate="onLoad" loext:mime-type="image/png"/></draw:frame></text:p>
      <text:p text:style-name="P15">- Summary -</text:p>
      <text:p text:style-name="P24"><text:span text:style-name="Strong_20_Emphasis"><text:span text:style-name="T4">What will you learn in this unit?</text:span></text:span></text:p>
      <text:list xml:id="list2585292631" text:style-name="L1">
        <text:list-item>
          <text:p text:style-name="P29">How to add debugging ROS logs</text:p>
        </text:list-item>
        <text:list-item>
          <text:p text:style-name="P29">Basic use of RVIZ2 debugging tools</text:p>
        </text:list-item>
        <text:list-item>
          <text:p text:style-name="P29">view_frames tool</text:p>
        </text:list-item>
        <text:list-item>
          <text:p text:style-name="P29">ROS2 Doctor</text:p>
        </text:list-item>
      </text:list>
      <text:p text:style-name="P15">- End of Summary -</text:p>
      <text:p text:style-name="P24"><text:span text:style-name="Strong_20_Emphasis"><text:span text:style-name="T4">Knowing how to transform your thoughts and experience into real tasks is one of the most complex but crucial aspects of robotics</text:span></text:span><text:span text:style-name="T5">. In robotics programs, there is one constant: nothing works as it should. Since reality is far more complex, you will need tools to figure out what is going on and where the problem lies. Therefore, debugging and visualization tools are critical in robotics, especially when dealing with complex data formats like </text:span><text:span text:style-name="Strong_20_Emphasis"><text:span text:style-name="T4">images, laser scans, pointclouds, or kinematic data</text:span></text:span><text:span text:style-name="T5">.</text:span></text:p>
      <text:h text:style-name="P2" text:outline-level="1"><text:span text:style-name="T1">7.1</text:span>   ROS2 Debugging Messages</text:h>
      <text:p text:style-name="P24"><text:span text:style-name="T5">Logs can be displayed on the screen, but they can also be saved in the ROS frame for sorting, filtering, and other uses. There are logging levels in systems, as seen in the image below. There are </text:span><text:span text:style-name="Strong_20_Emphasis"><text:span text:style-name="T4">five levels</text:span></text:span><text:span text:style-name="T5"> in the case of ROS2 logs. Each level has a series of sub-levels. For example, if you use the </text:span><text:span text:style-name="Strong_20_Emphasis"><text:span text:style-name="T4">Error level</text:span></text:span><text:span text:style-name="T5">, the log will display the Error and </text:span><text:span text:style-name="Strong_20_Emphasis"><text:span text:style-name="T4">Fatal messages</text:span></text:span><text:span text:style-name="T5">. If your level is </text:span><text:span text:style-name="Strong_20_Emphasis"><text:span text:style-name="T4">Warning</text:span></text:span><text:span text:style-name="T5">, you will see all of the messages for the levels </text:span><text:span text:style-name="Strong_20_Emphasis"><text:span text:style-name="T4">Warning, Error, and Fatal</text:span></text:span><text:span text:style-name="T5">.</text:span></text:p>
      <text:p text:style-name="P20"><draw:frame draw:style-name="fr2" draw:name="Image2" text:anchor-type="as-char" svg:width="10.4165in" svg:height="0.3929in" draw:z-index="1"><draw:image xlink:href="https://s3.eu-west-1.amazonaws.com/notebooks.ws/basic_ros2_cpp_galactic/img/ros2_log_levels.png" xlink:type="simple" xlink:show="embed" xlink:actuate="onLoad"/></draw:frame></text:p>
      <text:p text:style-name="P16">- Exercise 7.1 -</text:p>
      <text:list xml:id="list1840233692" text:style-name="L2">
        <text:list-item>
          <text:p text:style-name="P25"><text:span text:style-name="T5">Create a new package named </text:span><text:span text:style-name="Strong_20_Emphasis"><text:span text:style-name="T4">logs_test</text:span></text:span><text:span text:style-name="T5">. When creating the package, add </text:span><text:span text:style-name="Strong_20_Emphasis"><text:span text:style-name="T4">rclcpp</text:span></text:span><text:span text:style-name="T5"> as dependencies. .</text:span></text:p>
        </text:list-item>
        <text:list-item>
          <text:p text:style-name="P25"><text:span text:style-name="T5">Inside the src folder of the package, create a new file named </text:span><text:span text:style-name="Strong_20_Emphasis"><text:span text:style-name="T4">logger_example.cpp</text:span></text:span><text:span text:style-name="T5">. Inside this file, copy the contents of </text:span><text:a xlink:type="simple" xlink:href="https://s3.eu-west-1.amazonaws.com/notebooks.ws/basic_ros2_cpp_galactic/basicROS2Cpp_unit5_basic_new_Humble.html?AWSAccessKeyId=AKIAJLU2ZOTUFJRMDOAA&amp;Signature=xkcoJmvOEb7KNrvMVq0EpARiS5o%3D&amp;Expires=1707307710#example-5.1" text:style-name="Internet_20_link" text:visited-style-name="Visited_20_Internet_20_Link"><text:span text:style-name="T2">logger_example.cpp</text:span></text:a></text:p>
        </text:list-item>
        <text:list-item>
          <text:p text:style-name="P22">Create a launch file for launching this code.</text:p>
        </text:list-item>
        <text:list-item>
          <text:p text:style-name="P25"><text:span text:style-name="T5">Do the necessary modifications to your </text:span><text:span text:style-name="Strong_20_Emphasis"><text:span text:style-name="T4">CMakeLists.txt</text:span></text:span><text:span text:style-name="T5"> file, and compile the package.</text:span></text:p>
        </text:list-item>
        <text:list-item>
          <text:p text:style-name="P22">Execute the launch file to run your executable.</text:p>
        </text:list-item>
      </text:list>
      <text:p text:style-name="P26">   <text:span text:style-name="T3">logger_example.cpp</text:span></text:p>
      <text:p text:style-name="P19"><text:soft-page-break/>In [ ]:</text:p>
      <text:p text:style-name="P6">#include "rclcpp/rclcpp.hpp"</text:p>
      <text:p text:style-name="P9"/>
      <text:p text:style-name="P10"><text:span text:style-name="T10">int</text:span> main(<text:span text:style-name="T10">int</text:span> argc, char <text:span text:style-name="T12">*</text:span> argv[])</text:p>
      <text:p text:style-name="P10">{</text:p>
      <text:p text:style-name="P11"><text:s text:c="2"/><text:span text:style-name="T14">rclcpp::init(argc, argv);</text:span></text:p>
      <text:p text:style-name="P11"><text:s text:c="2"/><text:span text:style-name="T14">auto node </text:span><text:span text:style-name="T13">=</text:span><text:span text:style-name="T14"> rclcpp::Node::make_shared(</text:span><text:span text:style-name="T16">"log_demo"</text:span><text:span text:style-name="T14">);</text:span></text:p>
      <text:p text:style-name="P11"><text:s text:c="2"/><text:span text:style-name="T14">rclcpp::WallRate loop_rate(</text:span><text:span text:style-name="T13">0.5</text:span><text:span text:style-name="T14">);</text:span></text:p>
      <text:p text:style-name="P11"><text:s text:c="2"/><text:span text:style-name="T14">rcutils_logging_set_logger_level(node</text:span><text:span text:style-name="T13">-&gt;</text:span><text:span text:style-name="T14">get_logger()</text:span><text:span text:style-name="T13">.</text:span><text:span text:style-name="T14">get_name(), RCUTILS_LOG_SEVERITY_DEBUG);</text:span></text:p>
      <text:p text:style-name="P9"/>
      <text:p text:style-name="P11"><text:s text:c="2"/><text:span text:style-name="T11">while</text:span><text:span text:style-name="T14"> (rclcpp::ok()) {</text:span></text:p>
      <text:p text:style-name="P9"/>
      <text:p text:style-name="P11"><text:s text:c="4"/><text:span text:style-name="T14">RCLCPP_DEBUG(node</text:span><text:span text:style-name="T13">-&gt;</text:span><text:span text:style-name="T14">get_logger(), </text:span><text:span text:style-name="T16">"There is a missing droid"</text:span><text:span text:style-name="T14">);</text:span></text:p>
      <text:p text:style-name="P11"><text:s text:c="4"/><text:span text:style-name="T14">RCLCPP_INFO(node</text:span><text:span text:style-name="T13">-&gt;</text:span><text:span text:style-name="T14">get_logger(), </text:span><text:span text:style-name="T16">"The Emperor's cappuccino is done"</text:span><text:span text:style-name="T14">);</text:span></text:p>
      <text:p text:style-name="P11"><text:s text:c="4"/><text:span text:style-name="T14">RCLCPP_WARN(node</text:span><text:span text:style-name="T13">-&gt;</text:span><text:span text:style-name="T14">get_logger(), </text:span><text:span text:style-name="T16">"Help me Obi-Wan Kenobi, you're my only hope"</text:span><text:span text:style-name="T14">);</text:span></text:p>
      <text:p text:style-name="P11"><text:s text:c="4"/><text:span text:style-name="T14">RCLCPP_ERROR(node</text:span><text:span text:style-name="T13">-&gt;</text:span><text:span text:style-name="T14">get_logger(), </text:span><text:span text:style-name="T16">"The rebels are breaking our defenses"</text:span><text:span text:style-name="T14">);</text:span></text:p>
      <text:p text:style-name="P11"><text:s text:c="4"/><text:span text:style-name="T14">RCLCPP_FATAL(node</text:span><text:span text:style-name="T13">-&gt;</text:span><text:span text:style-name="T14">get_logger(), </text:span><text:span text:style-name="T16">"The DeathStar Is EXPLODING"</text:span><text:span text:style-name="T14">);</text:span></text:p>
      <text:p text:style-name="P11"><text:s text:c="4"/><text:span text:style-name="T14">rclcpp::spin_some(node);</text:span></text:p>
      <text:p text:style-name="P11"><text:s text:c="4"/><text:span text:style-name="T14">loop_rate</text:span><text:span text:style-name="T13">.</text:span><text:span text:style-name="T14">sleep();</text:span></text:p>
      <text:p text:style-name="P11"><text:s text:c="8"/></text:p>
      <text:p text:style-name="P11"><text:s text:c="2"/><text:span text:style-name="T14">}</text:span></text:p>
      <text:p text:style-name="P11"><text:s text:c="2"/><text:span text:style-name="T14">rclcpp::shutdown();</text:span></text:p>
      <text:p text:style-name="P11"><text:s text:c="2"/><text:span text:style-name="T11">return</text:span><text:span text:style-name="T14"> </text:span><text:span text:style-name="T13">0</text:span><text:span text:style-name="T14">;</text:span></text:p>
      <text:p text:style-name="P10">}</text:p>
      <text:p text:style-name="P21">When compiling, you will probably see the following warning:</text:p>
      <text:p text:style-name="P20"><draw:frame draw:style-name="fr2" draw:name="Image3" text:anchor-type="as-char" svg:width="6.25in" svg:height="0.3929in" draw:z-index="2"><draw:image xlink:href="https://s3.eu-west-1.amazonaws.com/notebooks.ws/basic_ros2_cpp_galactic/img/ros2_logs_warn.png" xlink:type="simple" xlink:show="embed" xlink:actuate="onLoad"/></draw:frame></text:p>
      <text:p text:style-name="P21">Ignore it. It will not affect the exercise.</text:p>
      <text:p text:style-name="P21">You should see all of the ROS2 logs in the current nodes running in the system.</text:p>
      <text:p text:style-name="P20"><draw:frame draw:style-name="fr2" draw:name="Image4" text:anchor-type="as-char" svg:width="8.3335in" svg:height="0.3929in" draw:z-index="3"><draw:image xlink:href="https://s3.eu-west-1.amazonaws.com/notebooks.ws/basic_ros2_cpp_galactic/img/ros2_logs_demo.png" xlink:type="simple" xlink:show="embed" xlink:actuate="onLoad"/></draw:frame></text:p>
      <text:p text:style-name="P27">- End of Exercise 7.1 -</text:p>
      <text:p text:style-name="P16">- Exercise 7.2 -</text:p>
      <text:list xml:id="list794712849" text:style-name="L3">
        <text:list-item>
          <text:p text:style-name="P23">Change the LOG level in the previous code {logger_example.cpp} and see how the different messages are printed or not, depending on the level selected.</text:p>
        </text:list-item>
        <text:list-item>
          <text:p text:style-name="P23">Remember that you will need to recompile the package each time you modify the code.</text:p>
        </text:list-item>
        <text:list-item>
          <text:p text:style-name="P23">The line where you change the LOG level is the following:</text:p>
        </text:list-item>
      </text:list>
      <text:p text:style-name="P19">In [ ]:</text:p>
      <text:p text:style-name="P7">rcutils_logging_set_logger_level(node<text:span text:style-name="T12">-&gt;</text:span>get_logger()<text:span text:style-name="T12">.</text:span>get_name(), RCUTILS_LOG_SEVERITY_<text:span text:style-name="T12">&lt;</text:span>LOG_LEVEL<text:span text:style-name="T12">&gt;</text:span>);</text:p>
      <text:p text:style-name="P11"><text:s text:c="8"/></text:p>
      <text:p text:style-name="P16">- End of Exercise 7.2 -</text:p>
      <text:h text:style-name="P2" text:outline-level="1"><text:span text:style-name="T1">7.2</text:span>   Visualize Complex Data and RVIZ2</text:h>
      <text:p text:style-name="P24"><text:span text:style-name="T5">Here you are! </text:span><text:span text:style-name="Strong_20_Emphasis"><text:span text:style-name="T4">HollyMolly</text:span></text:span><text:span text:style-name="T5">! You have reached the highest point in terms of debugging tools in ROS - </text:span><text:span text:style-name="Strong_20_Emphasis"><text:span text:style-name="T4">RVIZ2</text:span></text:span><text:span text:style-name="T5">.</text:span></text:p>
      <text:p text:style-name="P21"><text:soft-page-break/>RVIZ is a visualization tool that allows you to view images, pointclouds, lasers, kinematic transformations, robot models, and more. The list goes on and on. It is even possible to create your own markers. It is one of the reasons ROS has been so well received. It was not easy to figure out what the robot was seeing before RVIZ. This is the main idea:</text:p>
      <text:list xml:id="list2031679176" text:style-name="L4">
        <text:list-item>
          <text:p text:style-name="P32"><text:span text:style-name="Strong_20_Emphasis"><text:span text:style-name="T7">RVIZ is NOT a simulation. I repeat: It is NOT a simulation</text:span></text:span><text:span text:style-name="T8">.</text:span></text:p>
        </text:list-item>
        <text:list-item>
          <text:p text:style-name="P30">RVIZ represents what is being published in the topics by the simulation or the real robot.</text:p>
        </text:list-item>
        <text:list-item>
          <text:p text:style-name="P30">RVIZ is a complex tool, and it would take you a whole course to master it. Here, you will get a glimpse of what it can give you.</text:p>
        </text:list-item>
      </text:list>
      <text:p text:style-name="P17">- Example 7.1 -</text:p>
      <text:p text:style-name="P21"><text:span text:style-name="T17">**1. Type the following**</text:span> command into Shell #1:</text:p>
      <text:p text:style-name="P26">   <text:span text:style-name="T3">Execute in Shell #1</text:span></text:p>
      <text:p text:style-name="P19">In [ ]:</text:p>
      <text:p text:style-name="P7">rviz2</text:p>
      <text:p text:style-name="P21"><text:span text:style-name="T17">**2. Go**</text:span> to the Graphical Interface to see RVIZ2 GUI:</text:p>
      <text:p text:style-name="P20"><draw:frame draw:style-name="fr2" draw:name="Image5" text:anchor-type="as-char" svg:width="9.3752in" svg:height="0.3929in" draw:z-index="4"><draw:image xlink:href="https://s3.eu-west-1.amazonaws.com/notebooks.ws/basic_ros2_cpp_galactic/img/ros2_rviz1.png" xlink:type="simple" xlink:show="embed" xlink:actuate="onLoad"/></draw:frame><text:bookmark text:name="fig-5.9"/></text:p>
      <text:p text:style-name="P17">- Notes -</text:p>
      <text:p text:style-name="P24"><text:span text:style-name="Strong_20_Emphasis"><text:span text:style-name="T4">Note: Double-click at the top of the window to maximize it if you do not see the lower part of RVIZ2 (the Add button, etc.). Then you will see it.</text:span></text:span></text:p>
      <text:p text:style-name="P17">- End of Notes -</text:p>
      <text:p text:style-name="P21">To begin enjoying RVIZ, consider the following factors:</text:p>
      <text:list xml:id="list680973966" text:style-name="L5">
        <text:list-item>
          <text:p text:style-name="P33"><text:span text:style-name="Strong_20_Emphasis"><text:span text:style-name="T7">Central Panel:</text:span></text:span><text:span text:style-name="T8"> This is where the data will be shown. It is a 3D space that you can rotate </text:span><text:span text:style-name="Strong_20_Emphasis"><text:span text:style-name="T7">(LEFT-CLICK PRESSED)</text:span></text:span><text:span text:style-name="T8">, translate </text:span><text:span text:style-name="Strong_20_Emphasis"><text:span text:style-name="T7">(CENTER MOUSE BUTTON PRESSED)</text:span></text:span><text:span text:style-name="T8">, and zoom in/out </text:span><text:span text:style-name="Strong_20_Emphasis"><text:span text:style-name="T7">(LEFT-CLICK PRESSED)</text:span></text:span><text:span text:style-name="T8">.</text:span></text:p>
        </text:list-item>
        <text:list-item>
          <text:p text:style-name="P33"><text:span text:style-name="Strong_20_Emphasis"><text:span text:style-name="T7">LEFT Displays Panel:</text:span></text:span><text:span text:style-name="T8"> Here, you </text:span><text:span text:style-name="Strong_20_Emphasis"><text:span text:style-name="T7">manage/configure</text:span></text:span><text:span text:style-name="T8"> all the elements you wish to visualize in the central panel. You only need to use two elements:</text:span></text:p>
          <text:list>
            <text:list-item>
              <text:p text:style-name="P28"><text:span text:style-name="Strong_20_Emphasis"><text:span text:style-name="T7">In Global Options</text:span></text:span><text:span text:style-name="T8">, you must choose the Fixed Frame that best fits your needs for data visualization. It is the frame of reference to which all data will be compared.</text:span></text:p>
            </text:list-item>
            <text:list-item>
              <text:p text:style-name="P28"><text:span text:style-name="Strong_20_Emphasis"><text:span text:style-name="T7">The Add button</text:span></text:span><text:span text:style-name="T8">. Clicking here will give you all of the types of elements that can be represented in RVIZ.</text:span></text:p>
            </text:list-item>
          </text:list>
        </text:list-item>
      </text:list>
      <text:p text:style-name="P24"><text:span text:style-name="T18">**3. Go to RVIZ2 in the Graphical Interface**</text:span><text:span text:style-name="T5"> and add a </text:span><text:span text:style-name="Strong_20_Emphasis"><text:span text:style-name="T4">TF</text:span></text:span><text:span text:style-name="T5"> element. Click "</text:span><text:span text:style-name="Strong_20_Emphasis"><text:span text:style-name="T4">Add</text:span></text:span><text:span text:style-name="T5">" and select the element TF in the list of elements provided, as shown in the image below.</text:span></text:p>
      <text:p text:style-name="P20"><draw:frame draw:style-name="fr2" draw:name="Image6" text:anchor-type="as-char" svg:width="6.25in" svg:height="0.3929in" draw:z-index="5"><draw:image xlink:href="https://s3.eu-west-1.amazonaws.com/notebooks.ws/basic_ros2_cpp_galactic/img/ros2_rviz4.png" xlink:type="simple" xlink:show="embed" xlink:actuate="onLoad"/></draw:frame><text:bookmark text:name="fig-5.10"/></text:p>
      <text:p text:style-name="P24"><text:span text:style-name="T18">**4. Go to the RVIZ2 left panel**</text:span><text:span text:style-name="T5">, select the </text:span><text:span text:style-name="Strong_20_Emphasis"><text:span text:style-name="T4">base_link</text:span></text:span><text:span text:style-name="T5"> as Fixed Frame, and ensure that the TF element checkbox is checked. You should see all of the robot's Elements Axis represented in the </text:span><text:span text:style-name="Strong_20_Emphasis"><text:span text:style-name="T4">CENTRAL Panel</text:span></text:span><text:span text:style-name="T5"> in a few moments.</text:span></text:p>
      <text:p text:style-name="P20"><draw:frame draw:style-name="fr2" draw:name="Image7" text:anchor-type="as-char" svg:width="0.7862in" svg:height="0.3929in" draw:z-index="6"><draw:image xlink:href="https://s3.eu-west-1.amazonaws.com/notebooks.ws/basic_ros2_cpp_galactic/img/tf-only.png" xlink:type="simple" xlink:show="embed" xlink:actuate="onLoad" loext:mime-type="image/png"/></draw:frame></text:p>
      <text:p text:style-name="P24"><text:soft-page-break/><text:span text:style-name="T5">Press "</text:span><text:span text:style-name="Strong_20_Emphasis"><text:span text:style-name="T4">Add</text:span></text:span><text:span text:style-name="T5">" and select </text:span><text:span text:style-name="Strong_20_Emphasis"><text:span text:style-name="T4">RobotModel</text:span></text:span><text:span text:style-name="T5">.</text:span></text:p>
      <text:p text:style-name="P24"><text:span text:style-name="T5">From the RobotModel options, set the "</text:span><text:span text:style-name="Strong_20_Emphasis"><text:span text:style-name="T4">Description Source</text:span></text:span><text:span text:style-name="T5">" to File.</text:span></text:p>
      <text:p text:style-name="P20"><draw:frame draw:style-name="fr2" draw:name="Image8" text:anchor-type="as-char" svg:width="6.25in" svg:height="0.3929in" draw:z-index="7"><draw:image xlink:href="https://s3.eu-west-1.amazonaws.com/notebooks.ws/basic_ros2_cpp_galactic/img/ros2_rviz3.png" xlink:type="simple" xlink:show="embed" xlink:actuate="onLoad" loext:mime-type="image/png"/></draw:frame></text:p>
      <text:p text:style-name="P17">- Notes -</text:p>
      <text:p text:style-name="P21">The path of the URDF file to load is the following:</text:p>
      <text:p text:style-name="P19">In [ ]:</text:p>
      <text:p text:style-name="P7"><text:span text:style-name="T12">/</text:span>home<text:span text:style-name="T12">/</text:span>simulations<text:span text:style-name="T12">/</text:span>ros2_sims_ws<text:span text:style-name="T12">/</text:span>src<text:span text:style-name="T12">/</text:span>neobotix_ros2<text:span text:style-name="T12">/</text:span>neo_simulation2<text:span text:style-name="T12">/</text:span>robots<text:span text:style-name="T12">/</text:span>mp_400</text:p>
      <text:p text:style-name="P17">- Notes -</text:p>
      <text:p text:style-name="P24"><text:span text:style-name="T18">**5. In the "Description Source"**</text:span><text:span text:style-name="T5"> option, select the file named </text:span><text:span text:style-name="Source_20_Text"><text:span text:style-name="T9">mp_400.urdf</text:span></text:span><text:span text:style-name="T5">.</text:span></text:p>
      <text:p text:style-name="P20"><draw:frame draw:style-name="fr2" draw:name="Image9" text:anchor-type="as-char" svg:width="6.25in" svg:height="0.3929in" draw:z-index="8"><draw:image xlink:href="https://s3.eu-west-1.amazonaws.com/notebooks.ws/basic_ros2_cpp_galactic/img/select-urdf.png" xlink:type="simple" xlink:show="embed" xlink:actuate="onLoad" loext:mime-type="image/png"/></draw:frame></text:p>
      <text:p text:style-name="P21">You should now see the 3D model of the robot, as shown in the image below:</text:p>
      <text:p text:style-name="P20"><draw:frame draw:style-name="fr2" draw:name="Image10" text:anchor-type="as-char" svg:width="0.7862in" svg:height="0.3929in" draw:z-index="9"><draw:image xlink:href="https://s3.eu-west-1.amazonaws.com/notebooks.ws/basic_ros2_cpp_galactic/img/tf-robot.png" xlink:type="simple" xlink:show="embed" xlink:actuate="onLoad"/></draw:frame></text:p>
      <text:p text:style-name="P24"><text:span text:style-name="T18">**6. Now, add a sensor**</text:span><text:span text:style-name="T5"> to visualize it in RVIZ. Go to the Add button again and select the </text:span><text:span text:style-name="Strong_20_Emphasis"><text:span text:style-name="T4">LaserScan</text:span></text:span><text:span text:style-name="T5"> option:</text:span></text:p>
      <text:p text:style-name="P20"><draw:frame draw:style-name="fr2" draw:name="Image11" text:anchor-type="as-char" svg:width="5.2083in" svg:height="0.3929in" draw:z-index="10"><draw:image xlink:href="https://s3.eu-west-1.amazonaws.com/notebooks.ws/basic_ros2_cpp_galactic/img/add-laser.png" xlink:type="simple" xlink:show="embed" xlink:actuate="onLoad"/></draw:frame></text:p>
      <text:p text:style-name="P24"><text:span text:style-name="T5">Remember to set the Topic name to </text:span><text:span text:style-name="Strong_20_Emphasis"><text:span text:style-name="T4">/scan</text:span></text:span><text:span text:style-name="T5"> and the Reliability Policy to </text:span><text:span text:style-name="Strong_20_Emphasis"><text:span text:style-name="T4">Best Effort</text:span></text:span><text:span text:style-name="T5">.</text:span></text:p>
      <text:p text:style-name="P20"><draw:frame draw:style-name="fr2" draw:name="Image12" text:anchor-type="as-char" svg:width="3.1252in" svg:height="0.3929in" draw:z-index="11"><draw:image xlink:href="https://s3.eu-west-1.amazonaws.com/notebooks.ws/basic_ros2_cpp_galactic/img/laser-config.png" xlink:type="simple" xlink:show="embed" xlink:actuate="onLoad"/></draw:frame></text:p>
      <text:p text:style-name="P21">You should see something like this:</text:p>
      <text:p text:style-name="P20"><draw:frame draw:style-name="fr2" draw:name="Image13" text:anchor-type="as-char" svg:width="6.25in" svg:height="0.3929in" draw:z-index="12"><draw:image xlink:href="https://s3.eu-west-1.amazonaws.com/notebooks.ws/basic_ros2_cpp_galactic/img/rviz-laser.png" xlink:type="simple" xlink:show="embed" xlink:actuate="onLoad"/></draw:frame></text:p>
      <text:p text:style-name="P21"><text:span text:style-name="T17">**7. Go to Shell #2**</text:span> and enter the command to move the robot:</text:p>
      <text:p text:style-name="P26">   <text:span text:style-name="T3">Execute in Shell #2</text:span></text:p>
      <text:p text:style-name="P19">In [ ]:</text:p>
      <text:p text:style-name="P7">ros2 topic pub <text:span text:style-name="T12">/</text:span>cmd_vel geometry_msgs<text:span text:style-name="T12">/</text:span>msg<text:span text:style-name="T12">/</text:span>Twist <text:span text:style-name="T15">"linear:</text:span></text:p>
      <text:p text:style-name="P11"><text:s text:c="2"/><text:span text:style-name="T14">x: </text:span><text:span text:style-name="T13">0.2</text:span></text:p>
      <text:p text:style-name="P11"><text:s text:c="2"/><text:span text:style-name="T14">y: </text:span><text:span text:style-name="T13">0.0</text:span></text:p>
      <text:p text:style-name="P11"><text:s text:c="2"/><text:span text:style-name="T14">z: </text:span><text:span text:style-name="T13">0.0</text:span></text:p>
      <text:p text:style-name="P10">angular:</text:p>
      <text:p text:style-name="P11"><text:s text:c="2"/><text:span text:style-name="T14">x: </text:span><text:span text:style-name="T13">0.0</text:span></text:p>
      <text:p text:style-name="P11"><text:s text:c="2"/><text:span text:style-name="T14">y: </text:span><text:span text:style-name="T13">0.0</text:span></text:p>
      <text:p text:style-name="P11"><text:s text:c="2"/><text:span text:style-name="T14">z: </text:span><text:span text:style-name="T13">0.2</text:span></text:p>
      <text:p text:style-name="P12">"</text:p>
      <text:p text:style-name="P21">You should see something similar to the image below in RVIZ2:</text:p>
      <text:p text:style-name="P20"><draw:frame draw:style-name="fr2" draw:name="Image14" text:anchor-type="as-char" svg:width="6.25in" svg:height="0.3929in" draw:z-index="13"><draw:image xlink:href="https://s3.eu-west-1.amazonaws.com/notebooks.ws/basic_ros2_cpp_galactic/img/rviz-movement.gif" xlink:type="simple" xlink:show="embed" xlink:actuate="onLoad"/></draw:frame></text:p>
      <text:p text:style-name="P21">In the GIF above, you can see all of the MP-400 robot's transition elements in real-time.</text:p>
      <text:p text:style-name="P17">- End of Example 7.1 -</text:p>
      <text:h text:style-name="P2" text:outline-level="1"><text:soft-page-break/><text:span text:style-name="T1">7.3</text:span>   tf2_tools view_frames</text:h>
      <text:p text:style-name="P24"><text:span text:style-name="T5">Another useful tool is the </text:span><text:span text:style-name="Strong_20_Emphasis"><text:span text:style-name="T4">view_frames</text:span></text:span><text:span text:style-name="T5"> program. This program allows you to visualize a tree diagram showing you the relationship between the different frames of your robot.</text:span></text:p>
      <text:p text:style-name="P21">To execute it, perform the following steps:</text:p>
      <text:p text:style-name="P21">First, files will be created in the address where you execute the command so that you will go outside the workspaces.</text:p>
      <text:p text:style-name="P26">   <text:span text:style-name="T3">Execute in Shell #1</text:span></text:p>
      <text:p text:style-name="P21">&lt;/span&gt;</text:p>
      <text:p text:style-name="P19">In [ ]:</text:p>
      <text:p text:style-name="P7">cd</text:p>
      <text:p text:style-name="P21">Now, execute the following command:</text:p>
      <text:p text:style-name="P26">   <text:span text:style-name="T3">Execute in Shell #1</text:span></text:p>
      <text:p text:style-name="P21">&lt;/span&gt;</text:p>
      <text:p text:style-name="P19">In [ ]:</text:p>
      <text:p text:style-name="P7">ros2 run tf2_tools view_frames</text:p>
      <text:p text:style-name="P26">   <text:span text:style-name="T3">Shell #1 Output</text:span></text:p>
      <text:p text:style-name="P13">[INFO] [1671699921.424467830] [view_frames]: Listening to tf data for 5.0 seconds...</text:p>
      <text:p text:style-name="P13">[INFO] [1671699926.430276901] [view_frames]: Generating graph in frames.pdf file...</text:p>
      <text:p text:style-name="P8">[INFO] [1671699926.434963042] [view_frames]: Result:tf2_msgs.srv.FrameGraph_Response(frame_yaml="mp_400_fixed_wheel_right_link: \n <text:s/>parent: 'base_footprint'\n <text:s/>broadcaster: 'default_authority'\n <text:s/>rate: 161.876\n <text:s/>most_recent_transform: 2484.777000\n <text:s/>oldest_transform: 2479.767000\n <text:s/>buffer_length: 5.010\nbase_footprint: \n <text:s/>parent: 'odom'\n <text:s/>broadcaster: 'default_authority'\n <text:s/>rate: 100.200\n most_recent_transform: 2484.767000\n <text:s/>oldest_transform: 2479.767000\n <text:s/>buffer_length: 5.000\nbase_link: \n <text:s/>parent: 'base_footprint'\n <text:s/>broadcaster: 'default_authority'\n <text:s/>rate: 10000.000\n <text:s/>most_recent_transform: 0.000000\n <text:s/>oldest_transform: 0.000000\n <text:s/>buffer_length: 0.000\nlidar_1_link: \nparent: 'base_link'\n <text:s/>broadcaster: 'default_authority'\n <text:s/>rate: 10000.000\n <text:s/>most_recent_transform: 0.000000\n <text:s/>oldest_transform: 0.000000\n <text:s/>buffer_length: 0.000\nmp_400_caster_wheel_back_left_link: \n <text:s/>parent: 'base_link'\n <text:s/>broadcaster: 'default_authority'\n <text:s/>rate: 10000.000\n <text:s/>most_recent_transform: 0.000000\n <text:s/>oldest_transform: 0.000000\n <text:s/>buffer_length: 0.000\nmp_400_caster_wheel_back_right_link: \n <text:s/>parent: 'base_link'\n <text:s/>broadcaster: 'default_authority'\n <text:s/>rate: 10000.000\n <text:s/>most_recent_transform: 0.000000\n <text:s/>oldest_transform: 0.000000\n <text:s/>buffer_length: 0.000\nmp_400_caster_wheel_front_left_link: \n <text:s/>parent: 'base_link'\n <text:s/>broadcaster: 'default_authority'\n <text:s/>rate: 10000.000\n <text:s/>most_recent_transform: 0.000000\n <text:s/>oldest_transform: 0.000000\n <text:s/>buffer_length: 0.000\nmp_400_caster_wheel_front_right_link: \n <text:s/>parent: 'base_link'\n <text:s/>broadcaster: 'default_authority'\n <text:s/>rate: 10000.000\n <text:s/>most_recent_transform: 0.000000\n <text:s/>oldest_transform: 0.000000\n <text:s/>buffer_length: 0.000\nmp_400_fixed_wheel_left_link: \n <text:s/>parent: 'base_footprint'\n <text:s/>broadcaster: 'default_authority'\n <text:s/>rate: 161.876\n <text:s/>most_recent_transform: 2484.777000\n <text:s/>oldest_transform: 2479.767000\n <text:s/>buffer_length: 5.010\n")</text:p>
      <text:p text:style-name="P21">Type the following to list all files in the current directory:</text:p>
      <text:p text:style-name="P26">   <text:span text:style-name="T3">Execute in Shell #1</text:span></text:p>
      <text:p text:style-name="P19">In [ ]:</text:p>
      <text:p text:style-name="P7">ls</text:p>
      <text:p text:style-name="P21">You should get:</text:p>
      <text:p text:style-name="P8"><text:soft-page-break/>frames_2022-12-22_09.05.26.gv <text:s/>frames_2022-12-22_09.05.26.pdf <text:s/>ros2_ws</text:p>
      <text:p text:style-name="P21">If you see in the IDE, you will see that two new files have been created like the ones you see below:</text:p>
      <text:p text:style-name="P20"><draw:frame draw:style-name="fr2" draw:name="Image15" text:anchor-type="as-char" svg:width="0.7862in" svg:height="0.3929in" draw:z-index="14"><draw:image xlink:href="https://s3.eu-west-1.amazonaws.com/notebooks.ws/basic_ros2_cpp_galactic/img/frames.png" xlink:type="simple" xlink:show="embed" xlink:actuate="onLoad"/></draw:frame></text:p>
      <text:p text:style-name="P21">Now, download the pdf file. You can do so by performing a right-click.</text:p>
      <text:p text:style-name="P21">When you open it, you can correctly visualize the tree diagram mentioned earlier.</text:p>
      <text:p text:style-name="P20"><draw:frame draw:style-name="fr2" draw:name="Image16" text:anchor-type="as-char" svg:width="0.7862in" svg:height="0.3929in" draw:z-index="15"><draw:image xlink:href="https://s3.eu-west-1.amazonaws.com/notebooks.ws/basic_ros2_cpp_galactic/img/frames-tree.png" xlink:type="simple" xlink:show="embed" xlink:actuate="onLoad"/></draw:frame></text:p>
      <text:p text:style-name="P21">This tool is useful because it allows you to see the connection between each frame and determine if a transform is not well executed. For example, there may be no relationship between a generated map and the robot that wants to navigate, or a sensor and its base, etc.</text:p>
      <text:h text:style-name="P2" text:outline-level="1"><text:span text:style-name="T1">7.4</text:span>   ROS2 Doctor</text:h>
      <text:p text:style-name="P24"><text:span text:style-name="T5">What happens when your ROS2 setup is not working as expected? Here you use ROS2's great tool, </text:span><text:span text:style-name="Source_20_Text"><text:span text:style-name="T9">ros2 doctor</text:span></text:span><text:span text:style-name="T5">.</text:span></text:p>
      <text:p text:style-name="P21">This powerful tool reviews the total ROS2 setup from the platform, versions, network, environment, etc. In addition to giving you a proper diagnosis with precautions, errors, and possible reasons for problems.</text:p>
      <text:p text:style-name="P24"><text:span text:style-name="T5">Do not forget that </text:span><text:span text:style-name="Source_20_Text"><text:span text:style-name="T9">ros2doctor</text:span></text:span><text:span text:style-name="T5"> belongs to the </text:span><text:span text:style-name="Source_20_Text"><text:span text:style-name="T9">ros2cli</text:span></text:span><text:span text:style-name="T5"> package, so you will have to install it to use it.</text:span></text:p>
      <text:h text:style-name="P3" text:outline-level="2"><text:span text:style-name="T1">7.4.1</text:span>   Check Your Entire Setup</text:h>
      <text:p text:style-name="P24"><text:span text:style-name="T5">This is the first and most significant level of </text:span><text:span text:style-name="Emphasis"><text:span text:style-name="T6">ros2doctor</text:span></text:span><text:span text:style-name="T5"> tool checking. You only need to go to Shell #1 and execute </text:span><text:span text:style-name="Strong_20_Emphasis"><text:span text:style-name="T4">ros2 doctor</text:span></text:span><text:span text:style-name="T5">.</text:span></text:p>
      <text:p text:style-name="P26">   <text:span text:style-name="T3">Execute in Shell #1</text:span></text:p>
      <text:p text:style-name="P19">In [ ]:</text:p>
      <text:p text:style-name="P7">ros2 doctor</text:p>
      <text:p text:style-name="P26">   <text:span text:style-name="T3">Shell #1 Output</text:span></text:p>
      <text:p text:style-name="P13">/opt/ros/humble/lib/python3.10/site-packages/ros2doctor/api/package.py: 112: UserWarning: neo_simulation2 has been updated to a new version. local: 0.0.0 &lt; latest: 1.0.0</text:p>
      <text:p text:style-name="P13">/opt/ros/humble/lib/python3.10/site-packages/ros2doctor/api/package.py: 112: UserWarning: aws_robomaker_small_warehouse_world has been updated to a new version. local: 1.0.0 &lt; latest: 1.0.5</text:p>
      <text:p text:style-name="P13">/opt/ros/humble/lib/python3.10/site-packages/ros2doctor/api/package.py: 112: UserWarning: ament_cmake_auto has been updated to a new version. local: 1.3.2 &lt; latest: 1.3.3</text:p>
      <text:p text:style-name="P13">/opt/ros/humble/lib/python3.10/site-packages/ros2doctor/api/package.py: 112: UserWarning: ament_cmake_gtest has been updated to a new version. local: 1.3.2 &lt; latest: 1.3.3</text:p>
      <text:p text:style-name="P13">/opt/ros/humble/lib/python3.10/site-packages/ros2doctor/api/package.py: 112: UserWarning: rosidl_typesupport_interface has been updated to a new version. local: 3.1.3 &lt; latest: 3.1.4</text:p>
      <text:p text:style-name="P13">/opt/ros/humble/lib/python3.10/site-packages/ros2doctor/api/package.py: 112: UserWarning: rosidl_cmake has been updated to a new version. local: 3.1.3 &lt; latest: 3.1.4</text:p>
      <text:p text:style-name="P13">/opt/ros/humble/lib/python3.10/site-packages/ros2doctor/api/package.py: 112: UserWarning: ament_cmake_export_link_flags has been updated to a new version. local: 1.3.2 &lt; latest: 1.3.3</text:p>
      <text:p text:style-name="P13"><text:soft-page-break/>/opt/ros/humble/lib/python3.10/site-packages/ros2doctor/api/package.py: 112: UserWarning: ros2component has been updated to a new version. local: 0.18.3 &lt; latest: 0.18.4</text:p>
      <text:p text:style-name="P13">/opt/ros/humble/lib/python3.10/site-packages/ros2doctor/api/package.py: 112: UserWarning: rcl_interfaces has been updated to a new version. local: 1.2.0 &lt; latest: 1.2.1</text:p>
      <text:p text:style-name="P13">/opt/ros/humble/lib/python3.10/site-packages/ros2doctor/api/package.py: 112: UserWarning: rosgraph_msgs has been updated to a new version. local: 1.2.0 &lt; latest: 1.2.1</text:p>
      <text:p text:style-name="P13">/opt/ros/humble/lib/python3.10/site-packages/ros2doctor/api/package.py: 112: UserWarning: rmw_implementation_cmake has been updated to a new version. local: 6.1.0 &lt; latest: 6.1.1</text:p>
      <text:p text:style-name="P13">/opt/ros/humble/lib/python3.10/site-packages/ros2doctor/api/package.py: 112: UserWarning: lifecycle_msgs has been updated to a new version. local: 1.2.0 &lt; latest: 1.2.1</text:p>
      <text:p text:style-name="P13">/opt/ros/humble/lib/python3.10/site-packages/ros2doctor/api/package.py: 112: UserWarning: libstatistics_collector has been updated to a new version. local: 1.2.0 &lt; latest: 1.3.0</text:p>
      <text:p text:style-name="P13">/opt/ros/humble/lib/python3.10/site-packages/ros2doctor/api/package.py: 112: UserWarning: rosidl_parser has been updated to a new version. local: 3.1.3 &lt; latest: 3.1.4</text:p>
      <text:p text:style-name="P13">/opt/ros/humble/lib/python3.10/site-packages/ros2doctor/api/package.py: 112: UserWarning: rosidl_runtime_c has been updated to a new version. local: 3.1.3 &lt; latest: 3.1.4</text:p>
      <text:p text:style-name="P13">/opt/ros/humble/lib/python3.10/site-packages/ros2doctor/api/package.py: 112: UserWarning: launch has been updated to a new version. local: 1.0.2 &lt; latest: 1.0.3</text:p>
      <text:p text:style-name="P13">/opt/ros/humble/lib/python3.10/site-packages/ros2doctor/api/package.py: 112: UserWarning: rmw_fastrtps_shared_cpp has been updated to a new version. local: 6.2.1 &lt; latest: 6.2.2</text:p>
      <text:p text:style-name="P13">/opt/ros/humble/lib/python3.10/site-packages/ros2doctor/api/package.py: 112: UserWarning: ament_cmake has been updated to a new version. local: 1.3.2 &lt; latest: 1.3.3</text:p>
      <text:p text:style-name="P13">/opt/ros/humble/lib/python3.10/site-packages/ros2doctor/api/package.py: 112: UserWarning: action_msgs has been updated to a new version. local: 1.2.0 &lt; latest: 1.2.1</text:p>
      <text:p text:style-name="P13">/opt/ros/humble/lib/python3.10/site-packages/ros2doctor/api/package.py: 112: UserWarning: rmw has been updated to a new version. local: 6.1.0 &lt; latest: 6.1.1</text:p>
      <text:p text:style-name="P13">/opt/ros/humble/lib/python3.10/site-packages/ros2doctor/api/package.py: 112: UserWarning: ament_cmake_core has been updated to a new version. local: 1.3.2 &lt; latest: 1.3.3</text:p>
      <text:p text:style-name="P13">/opt/ros/humble/lib/python3.10/site-packages/ros2doctor/api/package.py: 112: UserWarning: ament_cmake_target_dependencies has been updated to a new version. local: 1.3.2 &lt; latest: 1.3.3</text:p>
      <text:p text:style-name="P13">/opt/ros/humble/lib/python3.10/site-packages/ros2doctor/api/package.py: 112: UserWarning: ament_cmake_python has been updated to a new version. local: 1.3.2 &lt; latest: 1.3.3</text:p>
      <text:p text:style-name="P13">/opt/ros/humble/lib/python3.10/site-packages/ros2doctor/api/package.py: 112: UserWarning: rcl_logging_interface has been updated to a new version. local: 2.3.0 &lt; latest: 2.3.1</text:p>
      <text:p text:style-name="P13">/opt/ros/humble/lib/python3.10/site-packages/ros2doctor/api/package.py: 112: UserWarning: rosidl_generator_c has been updated to a new version. local: 3.1.3 &lt; latest: 3.1.4</text:p>
      <text:p text:style-name="P13">/opt/ros/humble/lib/python3.10/site-packages/ros2doctor/api/package.py: 112: UserWarning: ros2action has been updated to a new version. local: 0.18.3 &lt; latest: 0.18.4</text:p>
      <text:p text:style-name="P13">/opt/ros/humble/lib/python3.10/site-packages/ros2doctor/api/package.py: 112: UserWarning: rosidl_generator_cpp has been updated to a new version. local: 3.1.3 &lt; latest: 3.1.4</text:p>
      <text:p text:style-name="P13">/opt/ros/humble/lib/python3.10/site-packages/ros2doctor/api/package.py: 112: UserWarning: rosidl_generator_py has been updated to a new version. local: 0.14.2 &lt; latest: 0.14.4</text:p>
      <text:p text:style-name="P13"><text:soft-page-break/>/opt/ros/humble/lib/python3.10/site-packages/ros2doctor/api/package.py: 112: UserWarning: rosidl_cli has been updated to a new version. local: 3.1.3 &lt; latest: 3.1.4</text:p>
      <text:p text:style-name="P13">/opt/ros/humble/lib/python3.10/site-packages/ros2doctor/api/package.py: 112: UserWarning: ament_cmake_export_targets has been updated to a new version. local: 1.3.2 &lt; latest: 1.3.3</text:p>
      <text:p text:style-name="P13">/opt/ros/humble/lib/python3.10/site-packages/ros2doctor/api/package.py: 112: UserWarning: ament_cmake_export_include_directories has been updated to a new version. local: 1.3.2 &lt; latest: 1.3.3</text:p>
      <text:p text:style-name="P13">/opt/ros/humble/lib/python3.10/site-packages/ros2doctor/api/package.py: 112: UserWarning: rosidl_typesupport_introspection_c has been updated to a new version. local: 3.1.3 &lt; latest: 3.1.4</text:p>
      <text:p text:style-name="P13">/opt/ros/humble/lib/python3.10/site-packages/ros2doctor/api/package.py: 112: UserWarning: ament_cmake_export_definitions has been updated to a new version. local: 1.3.2 &lt; latest: 1.3.3</text:p>
      <text:p text:style-name="P13">/opt/ros/humble/lib/python3.10/site-packages/ros2doctor/api/package.py: 112: UserWarning: ros2nodehas been updated to a new version. local: 0.18.3 &lt; latest: 0.18.4</text:p>
      <text:p text:style-name="P13">/opt/ros/humble/lib/python3.10/site-packages/ros2doctor/api/package.py: 112: UserWarning: rosidl_runtime_cpp has been updated to a new version. local: 3.1.3 &lt; latest: 3.1.4</text:p>
      <text:p text:style-name="P13">/opt/ros/humble/lib/python3.10/site-packages/ros2doctor/api/package.py: 112: UserWarning: rclcpp_lifecycle has been updated to a new version. local: 16.0.1 &lt; latest: 16.0.2</text:p>
      <text:p text:style-name="P13">/opt/ros/humble/lib/python3.10/site-packages/ros2doctor/api/package.py: 112: UserWarning: rosidl_typesupport_introspection_cpp has been updated to a new version. local: 3.1.3 &lt; latest: 3.1.4</text:p>
      <text:p text:style-name="P13">/opt/ros/humble/lib/python3.10/site-packages/ros2doctor/api/package.py: 112: UserWarning: ros2pkg has been updated to a new version. local: 0.18.3 &lt; latest: 0.18.4</text:p>
      <text:p text:style-name="P13">/opt/ros/humble/lib/python3.10/site-packages/ros2doctor/api/package.py: 112: UserWarning: ros2doctor has been updated to a new version. local: 0.18.3 &lt; latest: 0.18.4</text:p>
      <text:p text:style-name="P13">/opt/ros/humble/lib/python3.10/site-packages/ros2doctor/api/package.py: 112: UserWarning: ros2cli has been updated to a new version. local: 0.18.3 &lt; latest: 0.18.4</text:p>
      <text:p text:style-name="P13">/opt/ros/humble/lib/python3.10/site-packages/ros2doctor/api/package.py: 112: UserWarning: ament_cmake_version has been updated to a new version. local: 1.3.2 &lt; latest: 1.3.3</text:p>
      <text:p text:style-name="P13">/opt/ros/humble/lib/python3.10/site-packages/ros2doctor/api/package.py: 112: UserWarning: ros2lifecycle has been updated to a new version. local: 0.18.3 &lt; latest: 0.18.4</text:p>
      <text:p text:style-name="P13">/opt/ros/humble/lib/python3.10/site-packages/ros2doctor/api/package.py: 112: UserWarning: ros2interface has been updated to a new version. local: 0.18.3 &lt; latest: 0.18.4</text:p>
      <text:p text:style-name="P13">/opt/ros/humble/lib/python3.10/site-packages/ros2doctor/api/package.py: 112: UserWarning: launch_testing has been updated to a new version. local: 1.0.2 &lt; latest: 1.0.3</text:p>
      <text:p text:style-name="P13">/opt/ros/humble/lib/python3.10/site-packages/ros2doctor/api/package.py: 112: UserWarning: rcl_logging_spdlog has been updated to a new version. local: 2.3.0 &lt; latest: 2.3.1</text:p>
      <text:p text:style-name="P13">/opt/ros/humble/lib/python3.10/site-packages/ros2doctor/api/package.py: 112: UserWarning: ament_cmake_export_interfaces has been updated to a new version. local: 1.3.2 &lt; latest: 1.3.3</text:p>
      <text:p text:style-name="P13">/opt/ros/humble/lib/python3.10/site-packages/ros2doctor/api/package.py: 112: UserWarning: launch_yaml has been updated to a new version. local: 1.0.2 &lt; latest: 1.0.3</text:p>
      <text:p text:style-name="P13">/opt/ros/humble/lib/python3.10/site-packages/ros2doctor/api/package.py: 112: UserWarning: launch_xml has been updated to a new version. local: 1.0.2 &lt; latest: 1.0.3</text:p>
      <text:p text:style-name="P13">/opt/ros/humble/lib/python3.10/site-packages/ros2doctor/api/package.py: 112: UserWarning: ament_cmake_pytest has been updated to a new version. local: 1.3.2 &lt; latest: 1.3.3</text:p>
      <text:p text:style-name="P13"><text:soft-page-break/>/opt/ros/humble/lib/python3.10/site-packages/ros2doctor/api/package.py: 112: UserWarning: ros2param has been updated to a new version. local: 0.18.3 &lt; latest: 0.18.4</text:p>
      <text:p text:style-name="P13">/opt/ros/humble/lib/python3.10/site-packages/ros2doctor/api/package.py: 112: UserWarning: tracetools has been updated to a new version. local: 4.1.0 &lt; latest: 4.1.1</text:p>
      <text:p text:style-name="P13">/opt/ros/humble/lib/python3.10/site-packages/ros2doctor/api/package.py: 112: UserWarning: ament_cmake_test has been updated to a new version. local: 1.3.2 &lt; latest: 1.3.3</text:p>
      <text:p text:style-name="P13">/opt/ros/humble/lib/python3.10/site-packages/ros2doctor/api/package.py: 112: UserWarning: statistics_msgs has been updated to a new version. local: 1.2.0 &lt; latest: 1.2.1</text:p>
      <text:p text:style-name="P13">/opt/ros/humble/lib/python3.10/site-packages/ros2doctor/api/package.py: 112: UserWarning: ament_cmake_export_libraries has been updated to a new version. local: 1.3.2 &lt; latest: 1.3.3</text:p>
      <text:p text:style-name="P13">/opt/ros/humble/lib/python3.10/site-packages/ros2doctor/api/package.py: 112: UserWarning: ros2run has been updated to a new version. local: 0.18.3 &lt; latest: 0.18.4</text:p>
      <text:p text:style-name="P13">/opt/ros/humble/lib/python3.10/site-packages/ros2doctor/api/package.py: 112: UserWarning: rclcpp_components has been updated to a new version. local: 16.0.1 &lt; latest: 16.0.2</text:p>
      <text:p text:style-name="P13">/opt/ros/humble/lib/python3.10/site-packages/ros2doctor/api/package.py: 112: UserWarning: ament_cmake_export_dependencies has been updated to a new version. local: 1.3.2 &lt; latest: 1.3.3</text:p>
      <text:p text:style-name="P13">/opt/ros/humble/lib/python3.10/site-packages/ros2doctor/api/package.py: 112: UserWarning: rosidl_runtime_py has been updated to a new version. local: 0.9.2 &lt; latest: 0.9.3</text:p>
      <text:p text:style-name="P13">/opt/ros/humble/lib/python3.10/site-packages/ros2doctor/api/package.py: 112: UserWarning: composition_interfaces has been updated to a new version. local: 1.2.0 &lt; latest: 1.2.1</text:p>
      <text:p text:style-name="P13">/opt/ros/humble/lib/python3.10/site-packages/ros2doctor/api/package.py: 112: UserWarning: ament_cmake_gen_version_h has been updated to a new version. local: 1.3.2 &lt; latest: 1.3.3</text:p>
      <text:p text:style-name="P13">/opt/ros/humble/lib/python3.10/site-packages/ros2doctor/api/package.py: 112: UserWarning: rmw_fastrtps_cpp has been updated to a new version. local: 6.2.1 &lt; latest: 6.2.2</text:p>
      <text:p text:style-name="P13">/opt/ros/humble/lib/python3.10/site-packages/ros2doctor/api/package.py: 112: UserWarning: rclpy has been updated to a new version. local: 3.3.4 &lt; latest: 3.3.5</text:p>
      <text:p text:style-name="P13">/opt/ros/humble/lib/python3.10/site-packages/ros2doctor/api/package.py: 112: UserWarning: launch_testing_ament_cmake has been updated to a new version. local: 1.0.2 &lt; latest: 1.0.3</text:p>
      <text:p text:style-name="P13">/opt/ros/humble/lib/python3.10/site-packages/ros2doctor/api/package.py: 112: UserWarning: rclcpp has been updated to a new version. local: 16.0.1 &lt; latest: 16.0.2</text:p>
      <text:p text:style-name="P13">/opt/ros/humble/lib/python3.10/site-packages/ros2doctor/api/package.py: 112: UserWarning: rclcpp_action has been updated to a new version. local: 16.0.1 &lt; latest: 16.0.2</text:p>
      <text:p text:style-name="P13">/opt/ros/humble/lib/python3.10/site-packages/ros2doctor/api/package.py: 112: UserWarning: ament_cmake_libraries has been updated to a new version. local: 1.3.2 &lt; latest: 1.3.3</text:p>
      <text:p text:style-name="P13">/opt/ros/humble/lib/python3.10/site-packages/ros2doctor/api/package.py: 112: UserWarning: ament_cmake_gmock has been updated to a new version. local: 1.3.2 &lt; latest: 1.3.3</text:p>
      <text:p text:style-name="P13">/opt/ros/humble/lib/python3.10/site-packages/ros2doctor/api/package.py: 112: UserWarning: ros2topic has been updated to a new version. local: 0.18.3 &lt; latest: 0.18.4</text:p>
      <text:p text:style-name="P13">/opt/ros/humble/lib/python3.10/site-packages/ros2doctor/api/package.py: 112: UserWarning: ros_environment has been updated to a new version. local: 3.2.1 &lt; latest: 3.2.2</text:p>
      <text:p text:style-name="P13">/opt/ros/humble/lib/python3.10/site-packages/ros2doctor/api/package.py: 112: UserWarning: builtin_interfaces has been updated to a new version. local: 1.2.0 &lt; latest: 1.2.1</text:p>
      <text:p text:style-name="P13"><text:soft-page-break/>/opt/ros/humble/lib/python3.10/site-packages/ros2doctor/api/package.py: 112: UserWarning: ros2multicast has been updated to a new version. local: 0.18.3 &lt; latest: 0.18.4</text:p>
      <text:p text:style-name="P13">/opt/ros/humble/lib/python3.10/site-packages/ros2doctor/api/package.py: 112: UserWarning: ament_cmake_include_directories has been updated to a new version. local: 1.3.2 &lt; latest: 1.3.3</text:p>
      <text:p text:style-name="P13">/opt/ros/humble/lib/python3.10/site-packages/ros2doctor/api/package.py: 112: UserWarning: ros2service has been updated to a new version. local: 0.18.3 &lt; latest: 0.18.4</text:p>
      <text:p text:style-name="P13">/opt/ros/humble/lib/python3.10/site-packages/ros2doctor/api/package.py: 112: UserWarning: rosidl_adapter has been updated to a new version. local: 3.1.3 &lt; latest: 3.1.4</text:p>
      <text:p text:style-name="P13">/opt/ros/humble/lib/python3.10/site-packages/ros2doctor/api/package.py: 112: UserWarning: rcutils has been updated to a new version. local: 5.1.1 &lt; latest: 5.1.2</text:p>
      <text:p text:style-name="P13">/opt/ros/humble/lib/python3.10/site-packages/ros2doctor/api/package.py: 112: UserWarning: controller_manager_msgs has been updated to a new version. local: 2.15.0 &lt; latest: 2.18.0</text:p>
      <text:p text:style-name="P13">/opt/ros/humble/lib/python3.10/site-packages/ros2doctor/api/package.py: 112: UserWarning: moveit_resources_prbt_moveit_config has been updated to a new version. local: 2.5.3 &lt; latest: 2.5.4</text:p>
      <text:p text:style-name="P13">/opt/ros/humble/lib/python3.10/site-packages/ros2doctor/api/package.py: 112: UserWarning: ros2_control_test_assets has been updated to a new version. local: 2.15.0 &lt; latest: 2.18.0</text:p>
      <text:p text:style-name="P13">/opt/ros/humble/lib/python3.10/site-packages/ros2doctor/api/package.py: 112: UserWarning: moveit_resources_prbt_support has been updated to a new version. local: 2.5.3 &lt; latest: 2.5.4</text:p>
      <text:p text:style-name="P13">/opt/ros/humble/lib/python3.10/site-packages/ros2doctor/api/package.py: 112: UserWarning: effort_controllers has been updated to a new version. local: 2.12.0 &lt; latest: 2.15.0</text:p>
      <text:p text:style-name="P13">/opt/ros/humble/lib/python3.10/site-packages/ros2doctor/api/package.py: 112: UserWarning: moveit_planners_chomp has been updated to a new version. local: 2.5.3 &lt; latest: 2.5.4</text:p>
      <text:p text:style-name="P13">/opt/ros/humble/lib/python3.10/site-packages/ros2doctor/api/package.py: 112: UserWarning: moveit_kinematics has been updated to a new version. local: 2.5.3 &lt; latest: 2.5.4</text:p>
      <text:p text:style-name="P13">/opt/ros/humble/lib/python3.10/site-packages/ros2doctor/api/package.py: 112: UserWarning: moveit_ros_visualization has been updated to a new version. local: 2.5.3 &lt; latest: 2.5.4</text:p>
      <text:p text:style-name="P13">/opt/ros/humble/lib/python3.10/site-packages/ros2doctor/api/package.py: 112: UserWarning: realtime_tools has been updated to a new version. local: 2.2.0 &lt; latest: 2.4.0</text:p>
      <text:p text:style-name="P13">/opt/ros/humble/lib/python3.10/site-packages/ros2doctor/api/package.py: 112: UserWarning: ros2controlcli has been updated to a new version. local: 2.15.0 &lt; latest: 2.18.0</text:p>
      <text:p text:style-name="P13">/opt/ros/humble/lib/python3.10/site-packages/ros2doctor/api/package.py: 112: UserWarning: moveit_common has been updated to a new version. local: 2.5.3 &lt; latest: 2.5.4</text:p>
      <text:p text:style-name="P13">/opt/ros/humble/lib/python3.10/site-packages/ros2doctor/api/package.py: 112: UserWarning: chomp_motion_planner has been updated to a new version. local: 2.5.3 &lt; latest: 2.5.4</text:p>
      <text:p text:style-name="P13">/opt/ros/humble/lib/python3.10/site-packages/ros2doctor/api/package.py: 112: UserWarning: moveit_setup_controllers has been updated to a new version. local: 2.5.3 &lt; latest: 2.5.4</text:p>
      <text:p text:style-name="P13">/opt/ros/humble/lib/python3.10/site-packages/ros2doctor/api/package.py: 112: UserWarning: hardware_interface has been updated to a new version. local: 2.15.0 &lt; latest: 2.18.0</text:p>
      <text:p text:style-name="P13">/opt/ros/humble/lib/python3.10/site-packages/ros2doctor/api/package.py: 112: UserWarning: joint_trajectory_controller has been updated to a new version. local: 2.12.0 &lt; latest: 2.15.0</text:p>
      <text:p text:style-name="P13">/opt/ros/humble/lib/python3.10/site-packages/ros2doctor/api/package.py: 112: UserWarning: moveit_ros_benchmarks has been updated to a new version. local: 2.5.3 &lt; latest: 2.5.4</text:p>
      <text:p text:style-name="P13"><text:soft-page-break/>/opt/ros/humble/lib/python3.10/site-packages/ros2doctor/api/package.py: 112: UserWarning: moveit_msgs has been updated to a new version. local: 2.2.0 &lt; latest: 2.2.1</text:p>
      <text:p text:style-name="P13">/opt/ros/humble/lib/python3.10/site-packages/ros2doctor/api/package.py: 112: UserWarning: diff_drive_controller has been updated to a new version. local: 2.12.0 &lt; latest: 2.15.0</text:p>
      <text:p text:style-name="P13">/opt/ros/humble/lib/python3.10/site-packages/ros2doctor/api/package.py: 112: UserWarning: force_torque_sensor_broadcaster has been updated to a new version. local: 2.12.0 &lt; latest: 2.15.0</text:p>
      <text:p text:style-name="P13">/opt/ros/humble/lib/python3.10/site-packages/ros2doctor/api/package.py: 112: UserWarning: rosbridge_library has been updated to a new version. local: 1.3.0 &lt; latest: 1.3.1</text:p>
      <text:p text:style-name="P13">/opt/ros/humble/lib/python3.10/site-packages/ros2doctor/api/package.py: 112: UserWarning: control_msgs has been updated to a new version. local: 4.0.0 &lt; latest: 4.1.0</text:p>
      <text:p text:style-name="P13">/opt/ros/humble/lib/python3.10/site-packages/ros2doctor/api/package.py: 112: UserWarning: moveit_ros_perception has been updated to a new version. local: 2.5.3 &lt; latest: 2.5.4</text:p>
      <text:p text:style-name="P13">/opt/ros/humble/lib/python3.10/site-packages/ros2doctor/api/package.py: 112: UserWarning: moveit_resources_prbt_pg70_support has been updated to a new version. local: 2.5.3 &lt; latest: 2.5.4</text:p>
      <text:p text:style-name="P13">/opt/ros/humble/lib/python3.10/site-packages/ros2doctor/api/package.py: 112: UserWarning: moveit_servo has been updated to a new version. local: 2.5.3 &lt; latest: 2.5.4</text:p>
      <text:p text:style-name="P13">/opt/ros/humble/lib/python3.10/site-packages/ros2doctor/api/package.py: 112: UserWarning: moveit_planners has been updated to a new version. local: 2.5.3 &lt; latest: 2.5.4</text:p>
      <text:p text:style-name="P13">/opt/ros/humble/lib/python3.10/site-packages/ros2doctor/api/package.py: 112: UserWarning: moveit_ros_planning_interface has been updated to a new version. local: 2.5.3 &lt; latest: 2.5.4</text:p>
      <text:p text:style-name="P13">/opt/ros/humble/lib/python3.10/site-packages/ros2doctor/api/package.py: 112: UserWarning: pilz_industrial_motion_planner has been updated to a new version. local: 2.5.3 &lt; latest: 2.5.4</text:p>
      <text:p text:style-name="P13">/opt/ros/humble/lib/python3.10/site-packages/ros2doctor/api/package.py: 112: UserWarning: moveit_setup_framework has been updated to a new version. local: 2.5.3 &lt; latest: 2.5.4</text:p>
      <text:p text:style-name="P13">/opt/ros/humble/lib/python3.10/site-packages/ros2doctor/api/package.py: 112: UserWarning: moveit_ros_planning has been updated to a new version. local: 2.5.3 &lt; latest: 2.5.4</text:p>
      <text:p text:style-name="P13">/opt/ros/humble/lib/python3.10/site-packages/ros2doctor/api/package.py: 112: UserWarning: behaviortree_cpp_v3 has been updated to a new version. local: 3.6.0 &lt; latest: 3.8.0</text:p>
      <text:p text:style-name="P13">/opt/ros/humble/lib/python3.10/site-packages/ros2doctor/api/package.py: 112: UserWarning: joint_limits has been updated to a new version. local: 2.15.0 &lt; latest: 2.18.0</text:p>
      <text:p text:style-name="P13">/opt/ros/humble/lib/python3.10/site-packages/ros2doctor/api/package.py: 112: UserWarning: control_toolbox has been updated to a new version. local: 2.1.0 &lt; latest: 2.1.2</text:p>
      <text:p text:style-name="P13">/opt/ros/humble/lib/python3.10/site-packages/ros2doctor/api/package.py: 112: UserWarning: moveit_planners_ompl has been updated to a new version. local: 2.5.3 &lt; latest: 2.5.4</text:p>
      <text:p text:style-name="P13">/opt/ros/humble/lib/python3.10/site-packages/ros2doctor/api/package.py: 112: UserWarning: moveit_resources_prbt_ikfast_manipulator_plugin has been updated to a new version. local: 2.5.3 &lt; latest: 2.5.4</text:p>
      <text:p text:style-name="P13">/opt/ros/humble/lib/python3.10/site-packages/ros2doctor/api/package.py: 112: UserWarning: test_msgs has been updated to a new version. local: 1.2.0 &lt; latest: 1.2.1</text:p>
      <text:p text:style-name="P13">/opt/ros/humble/lib/python3.10/site-packages/ros2doctor/api/package.py: 112: UserWarning: forward_command_controller has been updated to a new version. local: 2.12.0 &lt; latest: 2.15.0</text:p>
      <text:p text:style-name="P13">/opt/ros/humble/lib/python3.10/site-packages/ros2doctor/api/package.py: 112: UserWarning: moveit_core has been updated to a new version. local: 2.5.3 &lt; latest: 2.5.4</text:p>
      <text:p text:style-name="P13"><text:soft-page-break/>/opt/ros/humble/lib/python3.10/site-packages/ros2doctor/api/package.py: 112: UserWarning: velocity_controllers has been updated to a new version. local: 2.12.0 &lt; latest: 2.15.0</text:p>
      <text:p text:style-name="P13">/opt/ros/humble/lib/python3.10/site-packages/ros2doctor/api/package.py: 112: UserWarning: controller_interface has been updated to a new version. local: 2.15.0 &lt; latest: 2.18.0</text:p>
      <text:p text:style-name="P13">/opt/ros/humble/lib/python3.10/site-packages/ros2doctor/api/package.py: 112: UserWarning: moveit_configs_utils has been updated to a new version. local: 2.5.3 &lt; latest: 2.5.4</text:p>
      <text:p text:style-name="P13">/opt/ros/humble/lib/python3.10/site-packages/ros2doctor/api/package.py: 112: UserWarning: moveit_runtime has been updated to a new version. local: 2.5.3 &lt; latest: 2.5.4</text:p>
      <text:p text:style-name="P13">/opt/ros/humble/lib/python3.10/site-packages/ros2doctor/api/package.py: 112: UserWarning: transmission_interface has been updated to a new version. local: 2.15.0 &lt; latest: 2.18.0</text:p>
      <text:p text:style-name="P13">/opt/ros/humble/lib/python3.10/site-packages/ros2doctor/api/package.py: 112: UserWarning: moveit_ros_move_group has been updated to a new version. local: 2.5.3 &lt; latest: 2.5.4</text:p>
      <text:p text:style-name="P13">/opt/ros/humble/lib/python3.10/site-packages/ros2doctor/api/package.py: 112: UserWarning: moveit_ros_occupancy_map_monitor has been updated to a new version. local: 2.5.3 &lt; latest: 2.5.4</text:p>
      <text:p text:style-name="P13">/opt/ros/humble/lib/python3.10/site-packages/ros2doctor/api/package.py: 112: UserWarning: rosbridge_msgs has been updated to a new version. local: 1.3.0 &lt; latest: 1.3.1</text:p>
      <text:p text:style-name="P13">/opt/ros/humble/lib/python3.10/site-packages/ros2doctor/api/package.py: 112: UserWarning: moveit_setup_assistant has been updated to a new version. local: 2.5.3 &lt; latest: 2.5.4</text:p>
      <text:p text:style-name="P13">/opt/ros/humble/lib/python3.10/site-packages/ros2doctor/api/package.py: 112: UserWarning: controller_manager has been updated to a new version. local: 2.15.0 &lt; latest: 2.18.0</text:p>
      <text:p text:style-name="P13">/opt/ros/humble/lib/python3.10/site-packages/ros2doctor/api/package.py: 112: UserWarning: imu_sensor_broadcaster has been updated to a new version. local: 2.12.0 &lt; latest: 2.15.0</text:p>
      <text:p text:style-name="P13">/opt/ros/humble/lib/python3.10/site-packages/ros2doctor/api/package.py: 112: UserWarning: moveit_ros_robot_interaction has been updated to a new version. local: 2.5.3 &lt; latest: 2.5.4</text:p>
      <text:p text:style-name="P13">/opt/ros/humble/lib/python3.10/site-packages/ros2doctor/api/package.py: 112: UserWarning: position_controllers has been updated to a new version. local: 2.12.0 &lt; latest: 2.15.0</text:p>
      <text:p text:style-name="P13">/opt/ros/humble/lib/python3.10/site-packages/ros2doctor/api/package.py: 112: UserWarning: moveit_setup_srdf_plugins has been updated to a new version. local: 2.5.3 &lt; latest: 2.5.4</text:p>
      <text:p text:style-name="P13">/opt/ros/humble/lib/python3.10/site-packages/ros2doctor/api/package.py: 112: UserWarning: gripper_controllers has been updated to a new version. local: 2.12.0 &lt; latest: 2.15.0</text:p>
      <text:p text:style-name="P13">/opt/ros/humble/lib/python3.10/site-packages/ros2doctor/api/package.py: 112: UserWarning: rosbridge_server has been updated to a new version. local: 1.3.0 &lt; latest: 1.3.1</text:p>
      <text:p text:style-name="P13">/opt/ros/humble/lib/python3.10/site-packages/ros2doctor/api/package.py: 112: UserWarning: moveit_ros_warehouse has been updated to a new version. local: 2.5.3 &lt; latest: 2.5.4</text:p>
      <text:p text:style-name="P13">/opt/ros/humble/lib/python3.10/site-packages/ros2doctor/api/package.py: 112: UserWarning: moveit_hybrid_planning has been updated to a new version. local: 2.5.3 &lt; latest: 2.5.4</text:p>
      <text:p text:style-name="P13">/opt/ros/humble/lib/python3.10/site-packages/ros2doctor/api/package.py: 112: UserWarning: moveit_ros has been updated to a new version. local: 2.5.3 &lt; latest: 2.5.4</text:p>
      <text:p text:style-name="P13">/opt/ros/humble/lib/python3.10/site-packages/ros2doctor/api/package.py: 112: UserWarning: moveit_setup_core_plugins has been updated to a new version. local: 2.5.3 &lt; latest: 2.5.4</text:p>
      <text:p text:style-name="P13">/opt/ros/humble/lib/python3.10/site-packages/ros2doctor/api/package.py: 112: UserWarning: rosapi has been updated to a new version. local: 1.3.0 &lt; latest: 1.3.1</text:p>
      <text:p text:style-name="P13"><text:soft-page-break/>/opt/ros/humble/lib/python3.10/site-packages/ros2doctor/api/package.py: 112: UserWarning: rosapi_msgs has been updated to a new version. local: 1.3.0 &lt; latest: 1.3.1</text:p>
      <text:p text:style-name="P13">/opt/ros/humble/lib/python3.10/site-packages/ros2doctor/api/package.py: 112: UserWarning: moveit_simple_controller_manager has been updated to a new version. local: 2.5.3 &lt; latest: 2.5.4</text:p>
      <text:p text:style-name="P13">/opt/ros/humble/lib/python3.10/site-packages/ros2doctor/api/package.py: 112: UserWarning: moveit_plugins has been updated to a new version. local: 2.5.3 &lt; latest: 2.5.4</text:p>
      <text:p text:style-name="P13">/opt/ros/humble/lib/python3.10/site-packages/ros2doctor/api/package.py: 112: UserWarning: ros2_control has been updated to a new version. local: 2.15.0 &lt; latest: 2.18.0</text:p>
      <text:p text:style-name="P13">/opt/ros/humble/lib/python3.10/site-packages/ros2doctor/api/package.py: 112: UserWarning: tricycle_controller has been updated to a new version. local: 2.12.0 &lt; latest: 2.15.0</text:p>
      <text:p text:style-name="P13">/opt/ros/humble/lib/python3.10/site-packages/ros2doctor/api/package.py: 112: UserWarning: moveit_chomp_optimizer_adapter has been updated to a new version. local: 2.5.3 &lt; latest: 2.5.4</text:p>
      <text:p text:style-name="P13">/opt/ros/humble/lib/python3.10/site-packages/ros2doctor/api/package.py: 112: UserWarning: ros2_controllers has been updated to a new version. local: 2.12.0 &lt; latest: 2.15.0</text:p>
      <text:p text:style-name="P13">/opt/ros/humble/lib/python3.10/site-packages/ros2doctor/api/package.py: 112: UserWarning: moveit has been updated to a new version. local: 2.5.3 &lt; latest: 2.5.4</text:p>
      <text:p text:style-name="P13">/opt/ros/humble/lib/python3.10/site-packages/ros2doctor/api/package.py: 112: UserWarning: joint_state_broadcaster has been updated to a new version. local: 2.12.0 &lt; latest: 2.15.0</text:p>
      <text:p text:style-name="P13">/opt/ros/humble/lib/python3.10/site-packages/ros2doctor/api/package.py: 112: UserWarning: moveit_setup_app_plugins has been updated to a new version. local: 2.5.3 &lt; latest: 2.5.4</text:p>
      <text:p text:style-name="P13">/opt/ros/humble/lib/python3.10/site-packages/ros2doctor/api/package.py: 112: UserWarning: moveit_ros_control_interface has been updated to a new version. local: 2.5.3 &lt; latest: 2.5.4</text:p>
      <text:p text:style-name="P13">/opt/ros/humble/lib/python3.10/site-packages/ros2doctor/api/package.py: 112: UserWarning: ros_gz_bridge has been updated to a new version. local: 0.244.6 &lt; latest: 0.244.9</text:p>
      <text:p text:style-name="P13">/opt/ros/humble/lib/python3.10/site-packages/ros2doctor/api/package.py: 112: UserWarning: ros_ign_gazebo has been updated to a new version. local: 0.244.6 &lt; latest: 0.244.9</text:p>
      <text:p text:style-name="P13">/opt/ros/humble/lib/python3.10/site-packages/ros2doctor/api/package.py: 112: UserWarning: ros_gz_sim has been updated to a new version. local: 0.244.6 &lt; latest: 0.244.9</text:p>
      <text:p text:style-name="P13">/opt/ros/humble/lib/python3.10/site-packages/ros2doctor/api/package.py: 112: UserWarning: ros_ign_image has been updated to a new version. local: 0.244.6 &lt; latest: 0.244.9</text:p>
      <text:p text:style-name="P13">/opt/ros/humble/lib/python3.10/site-packages/ros2doctor/api/package.py: 112: UserWarning: camera_calibration_parsers has been updated to a new version. local: 3.1.4 &lt; latest: 3.1.5</text:p>
      <text:p text:style-name="P13">/opt/ros/humble/lib/python3.10/site-packages/ros2doctor/api/package.py: 112: UserWarning: camera_info_manager has been updated to a new version. local: 3.1.4 &lt; latest: 3.1.5</text:p>
      <text:p text:style-name="P13">/opt/ros/humble/lib/python3.10/site-packages/ros2doctor/api/package.py: 112: UserWarning: ros_gz_interfaces has been updated to a new version. local: 0.244.6 &lt; latest: 0.244.9</text:p>
      <text:p text:style-name="P13">/opt/ros/humble/lib/python3.10/site-packages/ros2doctor/api/package.py: 112: UserWarning: xacro has been updated to a new version. local: 2.0.7 &lt; latest: 2.0.8</text:p>
      <text:p text:style-name="P13">/opt/ros/humble/lib/python3.10/site-packages/ros2doctor/api/package.py: 112: UserWarning: ros_ign_interfaces has been updated to a new version. local: 0.244.6 &lt; latest: 0.244.9</text:p>
      <text:p text:style-name="P13">/opt/ros/humble/lib/python3.10/site-packages/ros2doctor/api/package.py: 112: UserWarning: ros_ign_bridge has been updated to a new version. local: 0.244.6 &lt; latest: 0.244.9</text:p>
      <text:p text:style-name="P13"><text:soft-page-break/>/opt/ros/humble/lib/python3.10/site-packages/ros2doctor/api/package.py: 112: UserWarning: ros_ign_gazebo_demos has been updated to a new version. local: 0.244.6 &lt; latest: 0.244.9</text:p>
      <text:p text:style-name="P13">/opt/ros/humble/lib/python3.10/site-packages/ros2doctor/api/package.py: 112: UserWarning: ros_gz_image has been updated to a new version. local: 0.244.6 &lt; latest: 0.244.9</text:p>
      <text:p text:style-name="P13">/opt/ros/humble/lib/python3.10/site-packages/ros2doctor/api/package.py: 112: UserWarning: image_common has been updated to a new version. local: 3.1.4 &lt; latest: 3.1.5</text:p>
      <text:p text:style-name="P13">/opt/ros/humble/lib/python3.10/site-packages/ros2doctor/api/package.py: 112: UserWarning: ros_gz_sim_demos has been updated to a new version. local: 0.244.6 &lt; latest: 0.244.9</text:p>
      <text:p text:style-name="P13">/opt/ros/humble/lib/python3.10/site-packages/ros2doctor/api/package.py: 112: UserWarning: rviz_default_plugins has been updated to a new version. local: 11.2.3 &lt; latest: 11.2.4</text:p>
      <text:p text:style-name="P13">/opt/ros/humble/lib/python3.10/site-packages/ros2doctor/api/package.py: 112: UserWarning: rviz_rendering has been updated to a new version. local: 11.2.3 &lt; latest: 11.2.4</text:p>
      <text:p text:style-name="P13">/opt/ros/humble/lib/python3.10/site-packages/ros2doctor/api/package.py: 112: UserWarning: rviz_common has been updated to a new version. local: 11.2.3 &lt; latest: 11.2.4</text:p>
      <text:p text:style-name="P13">/opt/ros/humble/lib/python3.10/site-packages/ros2doctor/api/package.py: 112: UserWarning: examples_rclcpp_minimal_composition has been updated to a new version. local: 0.15.0 &lt; latest: 0.15.1</text:p>
      <text:p text:style-name="P13">/opt/ros/humble/lib/python3.10/site-packages/ros2doctor/api/package.py: 112: UserWarning: examples_rclpy_minimal_action_server has been updated to a new version. local: 0.15.0 &lt; latest: 0.15.1</text:p>
      <text:p text:style-name="P13">/opt/ros/humble/lib/python3.10/site-packages/ros2doctor/api/package.py: 112: UserWarning: rqt_bag_plugins has been updated to a new version. local: 1.1.3 &lt; latest: 1.1.4</text:p>
      <text:p text:style-name="P13">/opt/ros/humble/lib/python3.10/site-packages/ros2doctor/api/package.py: 112: UserWarning: examples_rclcpp_minimal_publisher has been updated to a new version. local: 0.15.0 &lt; latest: 0.15.1</text:p>
      <text:p text:style-name="P13">/opt/ros/humble/lib/python3.10/site-packages/ros2doctor/api/package.py: 112: UserWarning: image_transport has been updated to a new version. local: 3.1.4 &lt; latest: 3.1.5</text:p>
      <text:p text:style-name="P13">/opt/ros/humble/lib/python3.10/site-packages/ros2doctor/api/package.py: 112: UserWarning: rqt_bag has been updated to a new version. local: 1.1.3 &lt; latest: 1.1.4</text:p>
      <text:p text:style-name="P13">/opt/ros/humble/lib/python3.10/site-packages/ros2doctor/api/package.py: 112: UserWarning: examples_rclpy_minimal_service has been updated to a new version. local: 0.15.0 &lt; latest: 0.15.1</text:p>
      <text:p text:style-name="P13">/opt/ros/humble/lib/python3.10/site-packages/ros2doctor/api/package.py: 112: UserWarning: examples_rclpy_minimal_action_client has been updated to a new version. local: 0.15.0 &lt; latest: 0.15.1</text:p>
      <text:p text:style-name="P13">/opt/ros/humble/lib/python3.10/site-packages/ros2doctor/api/package.py: 112: UserWarning: rviz_ogre_vendor has been updated to a new version. local: 11.2.3 &lt; latest: 11.2.4</text:p>
      <text:p text:style-name="P13">/opt/ros/humble/lib/python3.10/site-packages/ros2doctor/api/package.py: 112: UserWarning: examples_rclpy_executors has been updated to a new version. local: 0.15.0 &lt; latest: 0.15.1</text:p>
      <text:p text:style-name="P13">/opt/ros/humble/lib/python3.10/site-packages/ros2doctor/api/package.py: 112: UserWarning: examples_rclpy_minimal_client has been updated to a new version. local: 0.15.0 &lt; latest: 0.15.1</text:p>
      <text:p text:style-name="P13">/opt/ros/humble/lib/python3.10/site-packages/ros2doctor/api/package.py: 112: UserWarning: rviz2 has been updated to a new version. local: 11.2.3 &lt; latest: 11.2.4</text:p>
      <text:p text:style-name="P13">/opt/ros/humble/lib/python3.10/site-packages/ros2doctor/api/package.py: 112: UserWarning: examples_rclcpp_minimal_subscriber has been updated to a new version. local: 0.15.0 &lt; latest: 0.15.1</text:p>
      <text:p text:style-name="P13">/opt/ros/humble/lib/python3.10/site-packages/ros2doctor/api/package.py: 112: UserWarning: examples_rclcpp_minimal_service has been updated to a new version. local: 0.15.0 &lt; latest: 0.15.1</text:p>
      <text:p text:style-name="P13"><text:soft-page-break/>/opt/ros/humble/lib/python3.10/site-packages/ros2doctor/api/package.py: 112: UserWarning: examples_rclpy_minimal_publisher has been updated to a new version. local: 0.15.0 &lt; latest: 0.15.1</text:p>
      <text:p text:style-name="P13">/opt/ros/humble/lib/python3.10/site-packages/ros2doctor/api/package.py: 112: UserWarning: examples_rclcpp_minimal_action_server has been updated to a new version. local: 0.15.0 &lt; latest: 0.15.1</text:p>
      <text:p text:style-name="P13">/opt/ros/humble/lib/python3.10/site-packages/ros2doctor/api/package.py: 112: UserWarning: examples_rclcpp_minimal_action_client has been updated to a new version. local: 0.15.0 &lt; latest: 0.15.1</text:p>
      <text:p text:style-name="P13">/opt/ros/humble/lib/python3.10/site-packages/ros2doctor/api/package.py: 112: UserWarning: examples_rclcpp_minimal_timer has been updated to a new version. local: 0.15.0 &lt; latest: 0.15.1</text:p>
      <text:p text:style-name="P13">/opt/ros/humble/lib/python3.10/site-packages/ros2doctor/api/package.py: 112: UserWarning: examples_rclcpp_minimal_client has been updated to a new version. local: 0.15.0 &lt; latest: 0.15.1</text:p>
      <text:p text:style-name="P13">/opt/ros/humble/lib/python3.10/site-packages/ros2doctor/api/package.py: 112: UserWarning: rviz_assimp_vendor has been updated to a new version. local: 11.2.3 &lt; latest: 11.2.4</text:p>
      <text:p text:style-name="P13">/opt/ros/humble/lib/python3.10/site-packages/ros2doctor/api/package.py: 112: UserWarning: examples_rclcpp_multithreaded_executor has been updated to a new version. local: 0.15.0 &lt; latest: 0.15.1</text:p>
      <text:p text:style-name="P13">/opt/ros/humble/lib/python3.10/site-packages/ros2doctor/api/package.py: 112: UserWarning: examples_rclpy_minimal_subscriber has been updated to a new version. local: 0.15.0 &lt; latest: 0.15.1</text:p>
      <text:p text:style-name="P13">/opt/ros/humble/lib/python3.10/site-packages/ros2doctor/api/package.py: 112: UserWarning: pybind11_vendor has been updated to a new version. local: 2.4.1 &lt; latest: 2.4.2</text:p>
      <text:p text:style-name="P13">/opt/ros/humble/lib/python3.10/site-packages/ros2doctor/api/package.py: 112: UserWarning: rosbag2_compression_zstd has been updated to a new version. local: 0.15.2 &lt; latest: 0.15.3</text:p>
      <text:p text:style-name="P13">/opt/ros/humble/lib/python3.10/site-packages/ros2doctor/api/package.py: 112: UserWarning: rosbag2_cpp has been updated to a new version. local: 0.15.2 &lt; latest: 0.15.3</text:p>
      <text:p text:style-name="P13">/opt/ros/humble/lib/python3.10/site-packages/ros2doctor/api/package.py: 112: UserWarning: sqlite3_vendor has been updated to a new version. local: 0.15.2 &lt; latest: 0.15.3</text:p>
      <text:p text:style-name="P13">/opt/ros/humble/lib/python3.10/site-packages/ros2doctor/api/package.py: 112: UserWarning: rosbag2 has been updated to a new version. local: 0.15.2 &lt; latest: 0.15.3</text:p>
      <text:p text:style-name="P13">/opt/ros/humble/lib/python3.10/site-packages/ros2doctor/api/package.py: 112: UserWarning: rosbag2_compression has been updated to a new version. local: 0.15.2 &lt; latest: 0.15.3</text:p>
      <text:p text:style-name="P13">/opt/ros/humble/lib/python3.10/site-packages/ros2doctor/api/package.py: 112: UserWarning: keyboard_handler has been updated to a new version. local: 0.0.4 &lt; latest: 0.0.5</text:p>
      <text:p text:style-name="P13">/opt/ros/humble/lib/python3.10/site-packages/ros2doctor/api/package.py: 112: UserWarning: rosbag2_interfaces has been updated to a new version. local: 0.15.2 &lt; latest: 0.15.3</text:p>
      <text:p text:style-name="P13">/opt/ros/humble/lib/python3.10/site-packages/ros2doctor/api/package.py: 112: UserWarning: shared_queues_vendor has been updated to a new version. local: 0.15.2 &lt; latest: 0.15.3</text:p>
      <text:p text:style-name="P13">/opt/ros/humble/lib/python3.10/site-packages/ros2doctor/api/package.py: 112: UserWarning: zstd_vendor has been updated to a new version. local: 0.15.2 &lt; latest: 0.15.3</text:p>
      <text:p text:style-name="P13">/opt/ros/humble/lib/python3.10/site-packages/ros2doctor/api/package.py: 112: UserWarning: rosbag2_storage_default_plugins has been updated to a new version. local: 0.15.2 &lt; latest: 0.15.3</text:p>
      <text:p text:style-name="P13">/opt/ros/humble/lib/python3.10/site-packages/ros2doctor/api/package.py: 112: UserWarning: ros2bag has been updated to a new version. local: 0.15.2 &lt; latest: 0.15.3</text:p>
      <text:p text:style-name="P13">/opt/ros/humble/lib/python3.10/site-packages/ros2doctor/api/package.py: 112: UserWarning: rosbag2_storage has been updated to a new version. local: 0.15.2 &lt; latest: 0.15.3</text:p>
      <text:p text:style-name="P13"><text:soft-page-break/>/opt/ros/humble/lib/python3.10/site-packages/ros2doctor/api/package.py: 112: UserWarning: rosbag2_py has been updated to a new version. local: 0.15.2 &lt; latest: 0.15.3</text:p>
      <text:p text:style-name="P13">/opt/ros/humble/lib/python3.10/site-packages/ros2doctor/api/package.py: 112: UserWarning: rosbag2_transport has been updated to a new version. local: 0.15.2 &lt; latest: 0.15.3</text:p>
      <text:p text:style-name="P13">/opt/ros/humble/lib/python3.10/site-packages/ros2doctor/api/package.py: 119: UserWarning: Cannot find the latest versions of packages: move_robot_as t3_action_msg services_pkg parameter_tests topics_quiz services_quiz_srv [...] Use `ros2 doctor --report` to see full list.</text:p>
      <text:p text:style-name="P13">/opt/ros/humble/lib/python3.10/site-packages/ros2doctor/api/topic.py: 42: UserWarning: Publisher without subscriber detected on /move_robot_as/_action/feedback.</text:p>
      <text:p text:style-name="P13">/opt/ros/humble/lib/python3.10/site-packages/ros2doctor/api/topic.py: 42: UserWarning: Publisher without subscriber detected on /move_robot_as/_action/status.</text:p>
      <text:p text:style-name="P13">/opt/ros/humble/lib/python3.10/site-packages/ros2doctor/api/topic.py: 42: UserWarning: Publisher without subscriber detected on /odom.</text:p>
      <text:p text:style-name="P13">/opt/ros/humble/lib/python3.10/site-packages/ros2doctor/api/topic.py: 42: UserWarning: Publisher without subscriber detected on /performance_metrics.</text:p>
      <text:p text:style-name="P13">/opt/ros/humble/lib/python3.10/site-packages/ros2doctor/api/topic.py: 42: UserWarning: Publisher without subscriber detected on /robot_description.</text:p>
      <text:p text:style-name="P13">/opt/ros/humble/lib/python3.10/site-packages/ros2doctor/api/topic.py: 42: UserWarning: Publisher without subscriber detected on /scan.</text:p>
      <text:p text:style-name="P13">/opt/ros/humble/lib/python3.10/site-packages/ros2doctor/api/topic.py: 42: UserWarning: Publisher without subscriber detected on /tf.</text:p>
      <text:p text:style-name="P13">/opt/ros/humble/lib/python3.10/site-packages/ros2doctor/api/topic.py: 42: UserWarning: Publisher without subscriber detected on /tf_static.</text:p>
      <text:p text:style-name="P14"/>
      <text:p text:style-name="P8">All 5 checks passed</text:p>
      <text:p text:style-name="P24"><text:span text:style-name="T5">WOOOOOOW! I told you that is a complete tool to diagnose. If the ROS2 setup is in perfect shape, it will </text:span><text:span text:style-name="Strong_20_Emphasis"><text:span text:style-name="T4">pass all checks</text:span></text:span><text:span text:style-name="T5"> as stated in the </text:span><text:span text:style-name="Strong_20_Emphasis"><text:span text:style-name="T4">last line of output</text:span></text:span><text:span text:style-name="T5"> in the shell.</text:span></text:p>
      <text:p text:style-name="P8">All 5 checks passed</text:p>
      <text:p text:style-name="P24"><text:span text:style-name="T5">You can disregard the </text:span><text:span text:style-name="Source_20_Text"><text:span text:style-name="T9">UserWarning</text:span></text:span><text:span text:style-name="T5"> messages. Do not worry about it. It means that something is not configured as a default or in the ideal way or maybe the last version. Why? Because in this platform, the configuration is designed to be the best for your learning. ;-)</text:span></text:p>
      <text:p text:style-name="P24"><text:span text:style-name="T5">This is what a </text:span><text:span text:style-name="Source_20_Text"><text:span text:style-name="T9">UserWarning</text:span></text:span><text:span text:style-name="T5"> looks like.</text:span></text:p>
      <text:p text:style-name="P8">&lt;path&gt;: &lt;line&gt;: UserWarning: &lt;message&gt;</text:p>
      <text:p text:style-name="P21">For example:</text:p>
      <text:p text:style-name="P8">/opt/ros/humble/lib/python3.10/site-packages/ros2doctor/api/package.py: 112: UserWarning: neo_simulation2 has been updated to a new version. local: 0.0.0 &lt; latest: 1.0.0</text:p>
      <text:p text:style-name="P21">If something is wrong, what does the output look like?</text:p>
      <text:p text:style-name="P21">Well, it depends on what is wrong. You may receive output similar to the message below:</text:p>
      <text:p text:style-name="P13">1/4 checks failed</text:p>
      <text:p text:style-name="P14"/>
      <text:p text:style-name="P8">Failed modules: <text:s/>network</text:p>
      <text:h text:style-name="P3" text:outline-level="2"><text:span text:style-name="T1">7.4.2</text:span>   Check an specific System</text:h>
      <text:p text:style-name="P21">Can ROS2 Doctor help me with a node? OF COURSE!</text:p>
      <text:p text:style-name="P26"><text:soft-page-break/>   <text:span text:style-name="T3">Execute in Shell #1</text:span></text:p>
      <text:p text:style-name="P19">In [ ]:</text:p>
      <text:p text:style-name="P7">ros2 doctor</text:p>
      <text:p text:style-name="P26">   <text:span text:style-name="T3">Shell #1 Output</text:span></text:p>
      <text:p text:style-name="P13">/opt/ros/humble/lib/python3.8/site-packages/ros2doctor/api/topic.py: 53: UserWarning: Publisher without subscriber detected on /clicked_point.</text:p>
      <text:p text:style-name="P13">/opt/ros/humble/lib/python3.8/site-packages/ros2doctor/api/topic.py: 53: UserWarning: Publisher without subscriber detected on /goal_pose.</text:p>
      <text:p text:style-name="P13">/opt/ros/humble/lib/python3.8/site-packages/ros2doctor/api/topic.py: 53: UserWarning: Publisher without subscriber detected on /initialpose.</text:p>
      <text:p text:style-name="P13">/opt/ros/humble/lib/python3.8/site-packages/ros2doctor/api/topic.py: 53: UserWarning: Publisher without subscriber detected on /odom.</text:p>
      <text:p text:style-name="P13">/opt/ros/humble/lib/python3.8/site-packages/ros2doctor/api/topic.py: 53: UserWarning: Publisher without subscriber detected on /performance_metrics.</text:p>
      <text:p text:style-name="P8">/opt/ros/humble/lib/python3.8/site-packages/ros2doctor/api/topic.py: 53: UserWarning: Publisher without subscriber detected on /robot_description.</text:p>
      <text:p text:style-name="P21">Look at the final output. It is telling you what is happening with some topics.</text:p>
      <text:h text:style-name="P3" text:outline-level="2"><text:span text:style-name="T1">7.4.3</text:span>   Get a Full Report with ROS2 Doctor</text:h>
      <text:p text:style-name="P24"><text:span text:style-name="T5">If you want to know more details to analyze issues, a </text:span><text:span text:style-name="Source_20_Text"><text:span text:style-name="T9">--report</text:span></text:span><text:span text:style-name="T5"> is the best option.</text:span></text:p>
      <text:p text:style-name="P21">To get a full report, run the following command in Shell #1:</text:p>
      <text:p text:style-name="P26">   <text:span text:style-name="T3">Execute in Shell #1</text:span></text:p>
      <text:p text:style-name="P19">In [ ]:</text:p>
      <text:p text:style-name="P7">ros2 doctor <text:span text:style-name="T12">--</text:span>report</text:p>
      <text:p text:style-name="P21">You will see that the report is categorized into 7 sections:</text:p>
      <text:list xml:id="list213952884" text:style-name="L6">
        <text:list-item>
          <text:p text:style-name="P31">NETWORK CONFIGURATION</text:p>
        </text:list-item>
        <text:list-item>
          <text:p text:style-name="P31">PACKAGE VERSION</text:p>
        </text:list-item>
        <text:list-item>
          <text:p text:style-name="P31">PLATFORM CONFIGURATION</text:p>
        </text:list-item>
        <text:list-item>
          <text:p text:style-name="P31">QOS COMPATIBILITY LIST</text:p>
        </text:list-item>
        <text:list-item>
          <text:p text:style-name="P31">RMW MIDDLEWARE</text:p>
        </text:list-item>
        <text:list-item>
          <text:p text:style-name="P31">ROS 2 INFORMATION</text:p>
        </text:list-item>
        <text:list-item>
          <text:p text:style-name="P31">TOPIC LIST</text:p>
        </text:list-item>
      </text:list>
      <text:p text:style-name="P21">Review each category:</text:p>
      <text:h text:style-name="P4" text:outline-level="3"><text:bookmark text:name="NETWORK-CONFIGURATION"/>NETWORK CONFIGURATION</text:h>
      <text:p text:style-name="P13">NETWORK <text:s text:c="5"/>CONFIGURATION</text:p>
      <text:p text:style-name="P13">inet <text:s text:c="8"/>: 172.19.0.7</text:p>
      <text:p text:style-name="P13">inet4 <text:s text:c="7"/>: ['172.19.0.7']</text:p>
      <text:p text:style-name="P13">ether <text:s text:c="7"/>: 02:42:ac:13:00:07</text:p>
      <text:p text:style-name="P13">inet6 <text:s text:c="7"/>: ['fe80::42:acff:fe13:7']</text:p>
      <text:p text:style-name="P13">netmask <text:s text:c="5"/>: 255.255.0.0</text:p>
      <text:p text:style-name="P13">device <text:s text:c="6"/>: eth0</text:p>
      <text:p text:style-name="P13">flags <text:s text:c="7"/>: 4163</text:p>
      <text:p text:style-name="P13">mtu <text:s text:c="9"/>: 1500</text:p>
      <text:p text:style-name="P13">broadcast <text:s text:c="3"/>: 172.19.255.255</text:p>
      <text:p text:style-name="P13">inet <text:s text:c="8"/>: 127.0.0.1</text:p>
      <text:p text:style-name="P13">inet4 <text:s text:c="7"/>: ['127.0.0.1']</text:p>
      <text:p text:style-name="P13">inet6 <text:s text:c="7"/>: ['::1']</text:p>
      <text:p text:style-name="P13">netmask <text:s text:c="5"/>: 255.0.0.0</text:p>
      <text:p text:style-name="P13">device <text:s text:c="6"/>: lo</text:p>
      <text:p text:style-name="P13"><text:soft-page-break/>flags <text:s text:c="7"/>: 73</text:p>
      <text:p text:style-name="P8">mtu <text:s text:c="9"/>: 65536</text:p>
      <text:p text:style-name="P21">You can see all the information related to the system's network configuration.</text:p>
      <text:h text:style-name="P4" text:outline-level="3"><text:bookmark text:name="PACKAGE-VERSION"/>PACKAGE VERSION</text:h>
      <text:p text:style-name="P13">PACKAGE <text:s text:c="34"/>VERSIONS</text:p>
      <text:p text:style-name="P13">turtlebot3 <text:s text:c="31"/>: latest=, local=2.0.1</text:p>
      <text:p text:style-name="P13">turtlebot3_teleop <text:s text:c="24"/>: latest=, local=2.0.1</text:p>
      <text:p text:style-name="P13">turtlebot3_simulations <text:s text:c="19"/>: latest=2.2.4, local=2.0.1</text:p>
      <text:p text:style-name="P13">turtlebot3_bringup <text:s text:c="23"/>: latest=, local=2.0.1</text:p>
      <text:p text:style-name="P13">turtlebot3_node <text:s text:c="26"/>: latest=, local=2.0.1</text:p>
      <text:p text:style-name="P13">turtlebot3_navigation2 <text:s text:c="19"/>: latest=, local=2.0.1</text:p>
      <text:p text:style-name="P13">turtlebot3_example <text:s text:c="23"/>: latest=, local=2.0.1</text:p>
      <text:p text:style-name="P13">turtlebot3_msgs <text:s text:c="26"/>: latest=2.2.2, local=2.2.0</text:p>
      <text:p text:style-name="P13">turtlebot3_gazebo <text:s text:c="24"/>: latest=2.2.4, local=2.0.1</text:p>
      <text:p text:style-name="P13">turtlebot3_description <text:s text:c="19"/>: latest=, local=2.0.1</text:p>
      <text:p text:style-name="P13">turtlebot3_cartographer <text:s text:c="18"/>: latest=, local=2.1.0</text:p>
      <text:p text:style-name="P13">turtlebot3_as <text:s text:c="28"/>: latest=, local=0.0.0</text:p>
      <text:p text:style-name="P13">t3_action_msg <text:s text:c="28"/>: latest=, local=0.0.0</text:p>
      <text:p text:style-name="P13">services_pkg <text:s text:c="29"/>: latest=, local=0.0.0</text:p>
      <text:p text:style-name="P13">robotiq_hande_gripper_description <text:s text:c="8"/>: latest=, local=0.0.1</text:p>
      <text:p text:style-name="P13">robotiq_gripper_gazebo_plugins <text:s text:c="11"/>: latest=, local=0.0.1</text:p>
      <text:p text:style-name="P13">robotiq_gazebo <text:s text:c="27"/>: latest=, local=0.0.1</text:p>
      <text:p text:style-name="P13">robotiq_85_gripper_description <text:s text:c="11"/>: latest=, local=0.0.1</text:p>
      <text:p text:style-name="P13">robotiq_140_gripper_description <text:s text:c="10"/>: latest=, local=0.0.1</text:p>
      <text:p text:style-name="P13">neo_simulation2 <text:s text:c="26"/>: latest=, local=0.0.0</text:p>
      <text:p text:style-name="P14"/>
      <text:p text:style-name="P8">...</text:p>
      <text:p text:style-name="P21">These are packages that can be updated to the last version.</text:p>
      <text:h text:style-name="P4" text:outline-level="3"><text:bookmark text:name="PLATFORM-CONFIGURATION"/>PLATFORM CONFIGURATION</text:h>
      <text:p text:style-name="P13">PLATFORM INFORMATION</text:p>
      <text:p text:style-name="P13">system <text:s text:c="10"/>: Linux</text:p>
      <text:p text:style-name="P13">platform info <text:s text:c="3"/>: Linux-4.15.0-1009-aws-x86_64-with-glibc2.29</text:p>
      <text:p text:style-name="P13">release <text:s text:c="9"/>: 4.15.0-1009-aws</text:p>
      <text:p text:style-name="P8">processor <text:s text:c="7"/>: x86_64</text:p>
      <text:p text:style-name="P21">This is information about the platform you are using.</text:p>
      <text:h text:style-name="P4" text:outline-level="3"><text:bookmark text:name="QOS-COMPATIBILITY-LIST"/>QOS COMPATIBILITY LIST</text:h>
      <text:p text:style-name="P13"><text:s text:c="4"/>QOS COMPATIBILITY LIST</text:p>
      <text:p text:style-name="P13">topic [type] <text:s text:c="11"/>: /clock [rosgraph_msgs/msg/Clock]</text:p>
      <text:p text:style-name="P13">publisher node <text:s text:c="9"/>: gazebo</text:p>
      <text:p text:style-name="P13">subscriber node <text:s text:c="8"/>: gazebo</text:p>
      <text:p text:style-name="P13">compatibility status <text:s text:c="3"/>: OK</text:p>
      <text:p text:style-name="P13">topic [type] <text:s text:c="11"/>: /clock [rosgraph_msgs/msg/Clock]</text:p>
      <text:p text:style-name="P13">publisher node <text:s text:c="9"/>: gazebo</text:p>
      <text:p text:style-name="P13">subscriber node <text:s text:c="8"/>: lidar_1</text:p>
      <text:p text:style-name="P13">compatibility status <text:s text:c="3"/>: OK</text:p>
      <text:p text:style-name="P13">topic [type] <text:s text:c="11"/>: /clock [rosgraph_msgs/msg/Clock]</text:p>
      <text:p text:style-name="P13">publisher node <text:s text:c="9"/>: gazebo</text:p>
      <text:p text:style-name="P13">subscriber node <text:s text:c="8"/>: joint_states</text:p>
      <text:p text:style-name="P13">compatibility status <text:s text:c="3"/>: OK</text:p>
      <text:p text:style-name="P13">topic [type] <text:s text:c="11"/>: /clock [rosgraph_msgs/msg/Clock]</text:p>
      <text:p text:style-name="P13">publisher node <text:s text:c="9"/>: gazebo</text:p>
      <text:p text:style-name="P13">subscriber node <text:s text:c="8"/>: diff_drive</text:p>
      <text:p text:style-name="P13">compatibility status <text:s text:c="3"/>: OK</text:p>
      <text:p text:style-name="P8">...</text:p>
      <text:p text:style-name="P21">This is information about the QoS setting of your system.</text:p>
      <text:h text:style-name="P4" text:outline-level="3"><text:bookmark text:name="RMW-MIDDLEWARE"/><text:soft-page-break/>RMW MIDDLEWARE</text:h>
      <text:p text:style-name="P13"><text:s text:c="4"/>RMW MIDDLEWARE</text:p>
      <text:p text:style-name="P8">middleware name <text:s text:c="3"/>: rmw_fastrtps_cpp</text:p>
      <text:p text:style-name="P24"><text:span text:style-name="T5">This is information about the RMW MIDDLEWARE that defines an interface of middleware primitives used by the higher level ROS API's. If you want to know more about this, you can follow this </text:span><text:a xlink:type="simple" xlink:href="https://app.theconstructsim.com/#/LiveClass/a9fcaaa4-64a1-4e15-b92b-d11076325bb2" text:style-name="Internet_20_link" text:visited-style-name="Visited_20_Internet_20_Link"><text:span text:style-name="T2">live_class</text:span></text:a><text:span text:style-name="T5">.</text:span></text:p>
      <text:h text:style-name="P4" text:outline-level="3"><text:bookmark text:name="ROS2-INFORMATION"/>ROS2 INFORMATION</text:h>
      <text:p text:style-name="P13"><text:s text:c="3"/>ROS 2 INFORMATION</text:p>
      <text:p text:style-name="P13">distribution name <text:s text:c="5"/>: humble</text:p>
      <text:p text:style-name="P13">distribution type <text:s text:c="5"/>: ros2</text:p>
      <text:p text:style-name="P13">distribution status <text:s text:c="3"/>: active</text:p>
      <text:p text:style-name="P8">release platforms <text:s text:c="5"/>: {'debian': ['bullseye'], 'rhel': ['8'], 'ubuntu': ['jammy']}</text:p>
      <text:p text:style-name="P21">This is information about the ROS2 that you are using.</text:p>
      <text:h text:style-name="P4" text:outline-level="3"><text:bookmark text:name="TOPIC-LIST"/>TOPIC LIST</text:h>
      <text:p text:style-name="P13"><text:s text:c="3"/>TOPIC LIST</text:p>
      <text:p text:style-name="P13">topic <text:s text:c="14"/>: /clock</text:p>
      <text:p text:style-name="P13">publisher count <text:s text:c="4"/>: 1</text:p>
      <text:p text:style-name="P13">subscriber count <text:s text:c="3"/>: 5</text:p>
      <text:p text:style-name="P13">topic <text:s text:c="14"/>: /cmd_vel</text:p>
      <text:p text:style-name="P13">publisher count <text:s text:c="4"/>: 3</text:p>
      <text:p text:style-name="P13">subscriber count <text:s text:c="3"/>: 1</text:p>
      <text:p text:style-name="P13">topic <text:s text:c="14"/>: /joint_states</text:p>
      <text:p text:style-name="P13">publisher count <text:s text:c="4"/>: 1</text:p>
      <text:p text:style-name="P13">subscriber count <text:s text:c="3"/>: 1</text:p>
      <text:p text:style-name="P13">topic <text:s text:c="14"/>: /move_robot_as/_action/feedback</text:p>
      <text:p text:style-name="P13">publisher count <text:s text:c="4"/>: 1</text:p>
      <text:p text:style-name="P13">subscriber count <text:s text:c="3"/>: 0</text:p>
      <text:p text:style-name="P13">topic <text:s text:c="14"/>: /move_robot_as/_action/status</text:p>
      <text:p text:style-name="P13">publisher count <text:s text:c="4"/>: 1</text:p>
      <text:p text:style-name="P13">subscriber count <text:s text:c="3"/>: 0</text:p>
      <text:p text:style-name="P13">topic <text:s text:c="14"/>: /odom</text:p>
      <text:p text:style-name="P13">publisher count <text:s text:c="4"/>: 1</text:p>
      <text:p text:style-name="P13">subscriber count <text:s text:c="3"/>: 0</text:p>
      <text:p text:style-name="P13">topic <text:s text:c="14"/>: /performance_metrics</text:p>
      <text:p text:style-name="P13">publisher count <text:s text:c="4"/>: 1</text:p>
      <text:p text:style-name="P13">subscriber count <text:s text:c="3"/>: 0</text:p>
      <text:p text:style-name="P13">topic <text:s text:c="14"/>: /robot_description</text:p>
      <text:p text:style-name="P13">publisher count <text:s text:c="4"/>: 1</text:p>
      <text:p text:style-name="P13">subscriber count <text:s text:c="3"/>: 0</text:p>
      <text:p text:style-name="P13">topic <text:s text:c="14"/>: /scan</text:p>
      <text:p text:style-name="P13">publisher count <text:s text:c="4"/>: 1</text:p>
      <text:p text:style-name="P13">subscriber count <text:s text:c="3"/>: 0</text:p>
      <text:p text:style-name="P13">topic <text:s text:c="14"/>: /tf</text:p>
      <text:p text:style-name="P13">publisher count <text:s text:c="4"/>: 2</text:p>
      <text:p text:style-name="P13">subscriber count <text:s text:c="3"/>: 0</text:p>
      <text:p text:style-name="P13">topic <text:s text:c="14"/>: /tf_static</text:p>
      <text:p text:style-name="P13">publisher count <text:s text:c="4"/>: 1</text:p>
      <text:p text:style-name="P8">subscriber count <text:s text:c="3"/>: 0</text:p>
      <text:p text:style-name="P21">This is information about the topics that are working with the subscribers and publishers.</text:p>
      <text:p text:style-name="P18"><draw:frame draw:style-name="fr1" draw:name="Image17" text:anchor-type="paragraph" svg:width="1.0417in" svg:height="0.3929in" draw:z-index="16"><draw:image xlink:href="https://s3.eu-west-1.amazonaws.com/notebooks.ws/basic_ros2_cpp_galactic/img/english-proofread.png" xlink:type="simple" xlink:show="embed" xlink:actuate="onLoad"/></draw:frame></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xygen" svg:font-family="Oxygen,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7T10:09:01.631294176</meta:creation-date>
    <dc:date>2024-02-07T10:15:54.963701231</dc:date>
    <meta:editing-duration>PT6M53S</meta:editing-duration>
    <meta:editing-cycles>1</meta:editing-cycles>
    <meta:document-statistic meta:table-count="0" meta:image-count="17" meta:object-count="0" meta:page-count="19" meta:paragraph-count="518" meta:word-count="5595" meta:character-count="52894" meta:non-whitespace-character-count="46653"/>
    <meta:generator>LibreOffice/6.4.7.2$Linux_X86_64 LibreOffice_project/40$Build-2</meta:generator>
  </office:meta>
</office:document-meta>
</file>